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49in" svg:x="11.6839in" svg:y="1.1087in">
            <draw:object draw:notify-on-update-of-ranges="Sheet1.T1:Sheet1.AH1 Sheet1.S2:Sheet1.S2 Sheet1.T2:Sheet1.AH2 Sheet1.S3:Sheet1.S3 Sheet1.T3:Sheet1.AH3 Sheet1.S4:Sheet1.S4 Sheet1.T4:Sheet1.AH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20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619" calcext:value-type="float">
            <text:p>619</text:p>
          </table:table-cell>
          <table:table-cell office:value-type="float" office:value="992" calcext:value-type="float">
            <text:p>992</text:p>
          </table:table-cell>
          <table:table-cell office:value-type="float" office:value="3122" calcext:value-type="float">
            <text:p>3122</text:p>
          </table:table-cell>
          <table:table-cell office:value-type="float" office:value="14016" calcext:value-type="float">
            <text:p>14016</text:p>
          </table:table-cell>
          <table:table-cell office:value-type="float" office:value="53183" calcext:value-type="float">
            <text:p>53183</text:p>
          </table:table-cell>
          <table:table-cell office:value-type="float" office:value="1220551" calcext:value-type="float">
            <text:p>1220551</text:p>
          </table:table-cell>
          <table:table-cell office:value-type="float" office:value="124658" calcext:value-type="float">
            <text:p>124658</text:p>
          </table:table-cell>
          <table:table-cell office:value-type="float" office:value="5366561" calcext:value-type="float">
            <text:p>5366561</text:p>
          </table:table-cell>
          <table:table-cell office:value-type="float" office:value="5400563" calcext:value-type="float">
            <text:p>5400563</text:p>
          </table:table-cell>
          <table:table-cell office:value-type="float" office:value="28563817" calcext:value-type="float">
            <text:p>28563817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49" calcext:value-type="float">
            <text:p>649</text:p>
          </table:table-cell>
          <table:table-cell office:value-type="float" office:value="1871" calcext:value-type="float">
            <text:p>1871</text:p>
          </table:table-cell>
          <table:table-cell office:value-type="float" office:value="2338" calcext:value-type="float">
            <text:p>2338</text:p>
          </table:table-cell>
          <table:table-cell office:value-type="float" office:value="29820" calcext:value-type="float">
            <text:p>29820</text:p>
          </table:table-cell>
          <table:table-cell office:value-type="float" office:value="31568" calcext:value-type="float">
            <text:p>31568</text:p>
          </table:table-cell>
          <table:table-cell office:value-type="float" office:value="102509" calcext:value-type="float">
            <text:p>102509</text:p>
          </table:table-cell>
          <table:table-cell office:value-type="float" office:value="138227" calcext:value-type="float">
            <text:p>138227</text:p>
          </table:table-cell>
          <table:table-cell office:value-type="float" office:value="12572387" calcext:value-type="float">
            <text:p>12572387</text:p>
          </table:table-cell>
          <table:table-cell office:value-type="float" office:value="26686027" calcext:value-type="float">
            <text:p>26686027</text:p>
          </table:table-cell>
          <table:table-cell office:value-type="float" office:value="108511943" calcext:value-type="float">
            <text:p>108511943</text:p>
          </table:table-cell>
          <table:table-cell table:number-columns-repeated="3"/>
          <table:table-cell office:value-type="string" calcext:value-type="string">
            <text:p>Backtrack</text:p>
          </table:table-cell>
          <table:table-cell table:formula="of:=AVERAGE([.A1:.A39])" office:value-type="float" office:value="1.61538461538462" calcext:value-type="float">
            <text:p>1.6153846154</text:p>
          </table:table-cell>
          <table:table-cell table:formula="of:=AVERAGE([.B1:.B39])" office:value-type="float" office:value="3.76923076923077" calcext:value-type="float">
            <text:p>3.7692307692</text:p>
          </table:table-cell>
          <table:table-cell table:formula="of:=AVERAGE([.C1:.C39])" office:value-type="float" office:value="14.1538461538462" calcext:value-type="float">
            <text:p>14.1538461538</text:p>
          </table:table-cell>
          <table:table-cell table:formula="of:=AVERAGE([.D1:.D39])" office:value-type="float" office:value="31.9487179487179" calcext:value-type="float">
            <text:p>31.9487179487</text:p>
          </table:table-cell>
          <table:table-cell table:formula="of:=AVERAGE([.E1:.E39])" office:value-type="float" office:value="134.589743589744" calcext:value-type="float">
            <text:p>134.5897435897</text:p>
          </table:table-cell>
          <table:table-cell table:formula="of:=AVERAGE([.F1:.F39])" office:value-type="float" office:value="545.461538461538" calcext:value-type="float">
            <text:p>545.4615384615</text:p>
          </table:table-cell>
          <table:table-cell table:formula="of:=AVERAGE([.G1:.G39])" office:value-type="float" office:value="1094.4358974359" calcext:value-type="float">
            <text:p>1094.4358974359</text:p>
          </table:table-cell>
          <table:table-cell table:formula="of:=AVERAGE([.H1:.H39])" office:value-type="float" office:value="3689.4358974359" calcext:value-type="float">
            <text:p>3689.4358974359</text:p>
          </table:table-cell>
          <table:table-cell table:formula="of:=AVERAGE([.I1:.I39])" office:value-type="float" office:value="18083.1538461538" calcext:value-type="float">
            <text:p>18083.1538461538</text:p>
          </table:table-cell>
          <table:table-cell table:formula="of:=AVERAGE([.J1:.J39])" office:value-type="float" office:value="52014.6153846154" calcext:value-type="float">
            <text:p>52014.6153846154</text:p>
          </table:table-cell>
          <table:table-cell table:formula="of:=AVERAGE([.K1:.K39])" office:value-type="float" office:value="163211.820512821" calcext:value-type="float">
            <text:p>163211.820512821</text:p>
          </table:table-cell>
          <table:table-cell table:formula="of:=AVERAGE([.L1:.L39])" office:value-type="float" office:value="624607.974358974" calcext:value-type="float">
            <text:p>624607.974358974</text:p>
          </table:table-cell>
          <table:table-cell table:formula="of:=AVERAGE([.M1:.M39])" office:value-type="float" office:value="4299821.66666667" calcext:value-type="float">
            <text:p>4299821.66666667</text:p>
          </table:table-cell>
          <table:table-cell table:formula="of:=AVERAGE([.N1:.N39])" office:value-type="float" office:value="9517430.48717949" calcext:value-type="float">
            <text:p>9517430.48717949</text:p>
          </table:table-cell>
          <table:table-cell table:formula="of:=AVERAGE([.O1:.O39])" office:value-type="float" office:value="58063282.948718" calcext:value-type="float">
            <text:p>58063282.948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649" calcext:value-type="float">
            <text:p>649</text:p>
          </table:table-cell>
          <table:table-cell office:value-type="float" office:value="8325" calcext:value-type="float">
            <text:p>8325</text:p>
          </table:table-cell>
          <table:table-cell office:value-type="float" office:value="2030" calcext:value-type="float">
            <text:p>2030</text:p>
          </table:table-cell>
          <table:table-cell office:value-type="float" office:value="1375" calcext:value-type="float">
            <text:p>1375</text:p>
          </table:table-cell>
          <table:table-cell office:value-type="float" office:value="52895" calcext:value-type="float">
            <text:p>52895</text:p>
          </table:table-cell>
          <table:table-cell office:value-type="float" office:value="96152" calcext:value-type="float">
            <text:p>96152</text:p>
          </table:table-cell>
          <table:table-cell office:value-type="float" office:value="459664" calcext:value-type="float">
            <text:p>459664</text:p>
          </table:table-cell>
          <table:table-cell office:value-type="float" office:value="1768074" calcext:value-type="float">
            <text:p>1768074</text:p>
          </table:table-cell>
          <table:table-cell office:value-type="float" office:value="663191" calcext:value-type="float">
            <text:p>663191</text:p>
          </table:table-cell>
          <table:table-cell office:value-type="float" office:value="8372759" calcext:value-type="float">
            <text:p>8372759</text:p>
          </table:table-cell>
          <table:table-cell table:number-columns-repeated="3"/>
          <table:table-cell office:value-type="string" calcext:value-type="string">
            <text:p>Backtrack podas Invertidas</text:p>
          </table:table-cell>
          <table:table-cell table:formula="of:=AVERAGE([.A42:.A80])" office:value-type="float" office:value="1.51282051282051" calcext:value-type="float">
            <text:p>1.5128205128</text:p>
          </table:table-cell>
          <table:table-cell table:formula="of:=AVERAGE([.B42:.B80])" office:value-type="float" office:value="5.02564102564103" calcext:value-type="float">
            <text:p>5.0256410256</text:p>
          </table:table-cell>
          <table:table-cell table:formula="of:=AVERAGE([.C42:.C80])" office:value-type="float" office:value="20.1025641025641" calcext:value-type="float">
            <text:p>20.1025641026</text:p>
          </table:table-cell>
          <table:table-cell table:formula="of:=AVERAGE([.D42:.D80])" office:value-type="float" office:value="55.5128205128205" calcext:value-type="float">
            <text:p>55.5128205128</text:p>
          </table:table-cell>
          <table:table-cell table:formula="of:=AVERAGE([.E42:.E80])" office:value-type="float" office:value="224.333333333333" calcext:value-type="float">
            <text:p>224.3333333333</text:p>
          </table:table-cell>
          <table:table-cell table:formula="of:=AVERAGE([.F42:.F80])" office:value-type="float" office:value="713.230769230769" calcext:value-type="float">
            <text:p>713.2307692308</text:p>
          </table:table-cell>
          <table:table-cell table:formula="of:=AVERAGE([.G42:.G80])" office:value-type="float" office:value="1862.12820512821" calcext:value-type="float">
            <text:p>1862.1282051282</text:p>
          </table:table-cell>
          <table:table-cell table:formula="of:=AVERAGE([.H42:.H80])" office:value-type="float" office:value="6684.41025641026" calcext:value-type="float">
            <text:p>6684.4102564103</text:p>
          </table:table-cell>
          <table:table-cell table:formula="of:=AVERAGE([.I42:.I80])" office:value-type="float" office:value="35022.3846153846" calcext:value-type="float">
            <text:p>35022.3846153846</text:p>
          </table:table-cell>
          <table:table-cell table:formula="of:=AVERAGE([.J42:.J80])" office:value-type="float" office:value="108815.17948718" calcext:value-type="float">
            <text:p>108815.17948718</text:p>
          </table:table-cell>
          <table:table-cell table:formula="of:=AVERAGE([.K42:.K80])" office:value-type="float" office:value="338692.948717949" calcext:value-type="float">
            <text:p>338692.948717949</text:p>
          </table:table-cell>
          <table:table-cell table:formula="of:=AVERAGE([.L42:.L80])" office:value-type="float" office:value="2547113.35897436" calcext:value-type="float">
            <text:p>2547113.35897436</text:p>
          </table:table-cell>
          <table:table-cell table:formula="of:=AVERAGE([.M42:.M80])" office:value-type="float" office:value="9402006.05128205" calcext:value-type="float">
            <text:p>9402006.05128205</text:p>
          </table:table-cell>
          <table:table-cell table:formula="of:=AVERAGE([.N42:.N80])" office:value-type="float" office:value="22253809" calcext:value-type="float">
            <text:p>22253809</text:p>
          </table:table-cell>
          <table:table-cell table:formula="of:=AVERAGE([.O42:.O80])" office:value-type="float" office:value="127211491.923077" calcext:value-type="float">
            <text:p>127211491.923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76" calcext:value-type="float">
            <text:p>276</text:p>
          </table:table-cell>
          <table:table-cell office:value-type="float" office:value="674" calcext:value-type="float">
            <text:p>674</text:p>
          </table:table-cell>
          <table:table-cell office:value-type="float" office:value="1508" calcext:value-type="float">
            <text:p>1508</text:p>
          </table:table-cell>
          <table:table-cell office:value-type="float" office:value="14809" calcext:value-type="float">
            <text:p>14809</text:p>
          </table:table-cell>
          <table:table-cell office:value-type="float" office:value="8356" calcext:value-type="float">
            <text:p>8356</text:p>
          </table:table-cell>
          <table:table-cell office:value-type="float" office:value="60548" calcext:value-type="float">
            <text:p>60548</text:p>
          </table:table-cell>
          <table:table-cell office:value-type="float" office:value="55188" calcext:value-type="float">
            <text:p>55188</text:p>
          </table:table-cell>
          <table:table-cell office:value-type="float" office:value="142332" calcext:value-type="float">
            <text:p>142332</text:p>
          </table:table-cell>
          <table:table-cell office:value-type="float" office:value="3857602" calcext:value-type="float">
            <text:p>3857602</text:p>
          </table:table-cell>
          <table:table-cell office:value-type="float" office:value="6351605" calcext:value-type="float">
            <text:p>6351605</text:p>
          </table:table-cell>
          <table:table-cell office:value-type="float" office:value="7059770" calcext:value-type="float">
            <text:p>7059770</text:p>
          </table:table-cell>
          <table:table-cell table:number-columns-repeated="3"/>
          <table:table-cell office:value-type="string" calcext:value-type="string">
            <text:p>Fuerza Bruta</text:p>
          </table:table-cell>
          <table:table-cell table:formula="of:=AVERAGE([.A83:.A121])" office:value-type="float" office:value="1.43589743589744" calcext:value-type="float">
            <text:p>1.4358974359</text:p>
          </table:table-cell>
          <table:table-cell table:formula="of:=AVERAGE([.B83:.B121])" office:value-type="float" office:value="2.97435897435897" calcext:value-type="float">
            <text:p>2.9743589744</text:p>
          </table:table-cell>
          <table:table-cell table:formula="of:=AVERAGE([.C83:.C121])" office:value-type="float" office:value="10.9230769230769" calcext:value-type="float">
            <text:p>10.9230769231</text:p>
          </table:table-cell>
          <table:table-cell table:formula="of:=AVERAGE([.D83:.D121])" office:value-type="float" office:value="36.9230769230769" calcext:value-type="float">
            <text:p>36.9230769231</text:p>
          </table:table-cell>
          <table:table-cell table:formula="of:=AVERAGE([.E83:.E121])" office:value-type="float" office:value="314.025641025641" calcext:value-type="float">
            <text:p>314.0256410256</text:p>
          </table:table-cell>
          <table:table-cell table:formula="of:=AVERAGE([.F83:.F121])" office:value-type="float" office:value="1771.79487179487" calcext:value-type="float">
            <text:p>1771.7948717949</text:p>
          </table:table-cell>
          <table:table-cell table:formula="of:=AVERAGE([.G83:.G121])" office:value-type="float" office:value="21210.7435897436" calcext:value-type="float">
            <text:p>21210.7435897436</text:p>
          </table:table-cell>
          <table:table-cell table:formula="of:=AVERAGE([.H83:.H121])" office:value-type="float" office:value="359114.076923077" calcext:value-type="float">
            <text:p>359114.076923077</text:p>
          </table:table-cell>
          <table:table-cell table:formula="of:=AVERAGE([.I83:.I121])" office:value-type="float" office:value="7901053.87179487" calcext:value-type="float">
            <text:p>7901053.87179487</text:p>
          </table:table-cell>
          <table:table-cell table:formula="of:=AVERAGE([.J83:.J121])" office:value-type="float" office:value="187550649.384615" calcext:value-type="float">
            <text:p>187550649.384615</text:p>
          </table:table-cell>
          <table:table-cell table:formula="of:=AVERAGE([.K83:.K121])" office:value-type="float" office:value="5023009187" calcext:value-type="float">
            <text:p>50230091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937" calcext:value-type="float">
            <text:p>937</text:p>
          </table:table-cell>
          <table:table-cell office:value-type="float" office:value="1178" calcext:value-type="float">
            <text:p>1178</text:p>
          </table:table-cell>
          <table:table-cell office:value-type="float" office:value="1326" calcext:value-type="float">
            <text:p>1326</text:p>
          </table:table-cell>
          <table:table-cell office:value-type="float" office:value="2068" calcext:value-type="float">
            <text:p>2068</text:p>
          </table:table-cell>
          <table:table-cell office:value-type="float" office:value="18756" calcext:value-type="float">
            <text:p>18756</text:p>
          </table:table-cell>
          <table:table-cell office:value-type="float" office:value="59536" calcext:value-type="float">
            <text:p>59536</text:p>
          </table:table-cell>
          <table:table-cell office:value-type="float" office:value="166897" calcext:value-type="float">
            <text:p>166897</text:p>
          </table:table-cell>
          <table:table-cell office:value-type="float" office:value="3128702" calcext:value-type="float">
            <text:p>3128702</text:p>
          </table:table-cell>
          <table:table-cell office:value-type="float" office:value="1427897" calcext:value-type="float">
            <text:p>1427897</text:p>
          </table:table-cell>
          <table:table-cell office:value-type="float" office:value="24094654" calcext:value-type="float">
            <text:p>2409465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689" calcext:value-type="float">
            <text:p>689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20026" calcext:value-type="float">
            <text:p>20026</text:p>
          </table:table-cell>
          <table:table-cell office:value-type="float" office:value="54707" calcext:value-type="float">
            <text:p>54707</text:p>
          </table:table-cell>
          <table:table-cell office:value-type="float" office:value="326240" calcext:value-type="float">
            <text:p>326240</text:p>
          </table:table-cell>
          <table:table-cell office:value-type="float" office:value="72471" calcext:value-type="float">
            <text:p>72471</text:p>
          </table:table-cell>
          <table:table-cell office:value-type="float" office:value="7385485" calcext:value-type="float">
            <text:p>7385485</text:p>
          </table:table-cell>
          <table:table-cell office:value-type="float" office:value="8048799" calcext:value-type="float">
            <text:p>8048799</text:p>
          </table:table-cell>
          <table:table-cell office:value-type="float" office:value="260683168" calcext:value-type="float">
            <text:p>260683168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79" calcext:value-type="float">
            <text:p>679</text:p>
          </table:table-cell>
          <table:table-cell office:value-type="float" office:value="1348" calcext:value-type="float">
            <text:p>1348</text:p>
          </table:table-cell>
          <table:table-cell office:value-type="float" office:value="2270" calcext:value-type="float">
            <text:p>2270</text:p>
          </table:table-cell>
          <table:table-cell office:value-type="float" office:value="4347" calcext:value-type="float">
            <text:p>4347</text:p>
          </table:table-cell>
          <table:table-cell office:value-type="float" office:value="33790" calcext:value-type="float">
            <text:p>33790</text:p>
          </table:table-cell>
          <table:table-cell office:value-type="float" office:value="38422" calcext:value-type="float">
            <text:p>38422</text:p>
          </table:table-cell>
          <table:table-cell office:value-type="float" office:value="74419" calcext:value-type="float">
            <text:p>74419</text:p>
          </table:table-cell>
          <table:table-cell office:value-type="float" office:value="176514" calcext:value-type="float">
            <text:p>176514</text:p>
          </table:table-cell>
          <table:table-cell office:value-type="float" office:value="12695754" calcext:value-type="float">
            <text:p>12695754</text:p>
          </table:table-cell>
          <table:table-cell office:value-type="float" office:value="56358521" calcext:value-type="float">
            <text:p>5635852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604" calcext:value-type="float">
            <text:p>604</text:p>
          </table:table-cell>
          <table:table-cell office:value-type="float" office:value="835" calcext:value-type="float">
            <text:p>835</text:p>
          </table:table-cell>
          <table:table-cell office:value-type="float" office:value="1016" calcext:value-type="float">
            <text:p>1016</text:p>
          </table:table-cell>
          <table:table-cell office:value-type="float" office:value="29352" calcext:value-type="float">
            <text:p>29352</text:p>
          </table:table-cell>
          <table:table-cell office:value-type="float" office:value="43074" calcext:value-type="float">
            <text:p>43074</text:p>
          </table:table-cell>
          <table:table-cell office:value-type="float" office:value="107205" calcext:value-type="float">
            <text:p>107205</text:p>
          </table:table-cell>
          <table:table-cell office:value-type="float" office:value="190659" calcext:value-type="float">
            <text:p>190659</text:p>
          </table:table-cell>
          <table:table-cell office:value-type="float" office:value="12339449" calcext:value-type="float">
            <text:p>12339449</text:p>
          </table:table-cell>
          <table:table-cell office:value-type="float" office:value="7457952" calcext:value-type="float">
            <text:p>7457952</text:p>
          </table:table-cell>
          <table:table-cell office:value-type="float" office:value="22271408" calcext:value-type="float">
            <text:p>2227140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72" calcext:value-type="float">
            <text:p>272</text:p>
          </table:table-cell>
          <table:table-cell office:value-type="float" office:value="711" calcext:value-type="float">
            <text:p>711</text:p>
          </table:table-cell>
          <table:table-cell office:value-type="float" office:value="519" calcext:value-type="float">
            <text:p>519</text:p>
          </table:table-cell>
          <table:table-cell office:value-type="float" office:value="883" calcext:value-type="float">
            <text:p>883</text:p>
          </table:table-cell>
          <table:table-cell office:value-type="float" office:value="5039" calcext:value-type="float">
            <text:p>5039</text:p>
          </table:table-cell>
          <table:table-cell office:value-type="float" office:value="36747" calcext:value-type="float">
            <text:p>36747</text:p>
          </table:table-cell>
          <table:table-cell office:value-type="float" office:value="207936" calcext:value-type="float">
            <text:p>207936</text:p>
          </table:table-cell>
          <table:table-cell office:value-type="float" office:value="160943" calcext:value-type="float">
            <text:p>160943</text:p>
          </table:table-cell>
          <table:table-cell office:value-type="float" office:value="2810918" calcext:value-type="float">
            <text:p>2810918</text:p>
          </table:table-cell>
          <table:table-cell office:value-type="float" office:value="4151488" calcext:value-type="float">
            <text:p>4151488</text:p>
          </table:table-cell>
          <table:table-cell office:value-type="float" office:value="9309144" calcext:value-type="float">
            <text:p>930914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874" calcext:value-type="float">
            <text:p>874</text:p>
          </table:table-cell>
          <table:table-cell office:value-type="float" office:value="624" calcext:value-type="float">
            <text:p>624</text:p>
          </table:table-cell>
          <table:table-cell office:value-type="float" office:value="1182" calcext:value-type="float">
            <text:p>1182</text:p>
          </table:table-cell>
          <table:table-cell office:value-type="float" office:value="35023" calcext:value-type="float">
            <text:p>35023</text:p>
          </table:table-cell>
          <table:table-cell office:value-type="float" office:value="31600" calcext:value-type="float">
            <text:p>31600</text:p>
          </table:table-cell>
          <table:table-cell office:value-type="float" office:value="77783" calcext:value-type="float">
            <text:p>77783</text:p>
          </table:table-cell>
          <table:table-cell office:value-type="float" office:value="1859094" calcext:value-type="float">
            <text:p>1859094</text:p>
          </table:table-cell>
          <table:table-cell office:value-type="float" office:value="2245209" calcext:value-type="float">
            <text:p>2245209</text:p>
          </table:table-cell>
          <table:table-cell office:value-type="float" office:value="12052966" calcext:value-type="float">
            <text:p>12052966</text:p>
          </table:table-cell>
          <table:table-cell office:value-type="float" office:value="50623975" calcext:value-type="float">
            <text:p>50623975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35" calcext:value-type="float">
            <text:p>235</text:p>
          </table:table-cell>
          <table:table-cell office:value-type="float" office:value="763" calcext:value-type="float">
            <text:p>763</text:p>
          </table:table-cell>
          <table:table-cell office:value-type="float" office:value="1687" calcext:value-type="float">
            <text:p>1687</text:p>
          </table:table-cell>
          <table:table-cell office:value-type="float" office:value="20447" calcext:value-type="float">
            <text:p>20447</text:p>
          </table:table-cell>
          <table:table-cell office:value-type="float" office:value="40828" calcext:value-type="float">
            <text:p>40828</text:p>
          </table:table-cell>
          <table:table-cell office:value-type="float" office:value="165527" calcext:value-type="float">
            <text:p>165527</text:p>
          </table:table-cell>
          <table:table-cell office:value-type="float" office:value="404185" calcext:value-type="float">
            <text:p>404185</text:p>
          </table:table-cell>
          <table:table-cell office:value-type="float" office:value="5465978" calcext:value-type="float">
            <text:p>5465978</text:p>
          </table:table-cell>
          <table:table-cell office:value-type="float" office:value="5752251" calcext:value-type="float">
            <text:p>5752251</text:p>
          </table:table-cell>
          <table:table-cell office:value-type="float" office:value="14148304" calcext:value-type="float">
            <text:p>1414830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69" calcext:value-type="float">
            <text:p>269</text:p>
          </table:table-cell>
          <table:table-cell office:value-type="float" office:value="606" calcext:value-type="float">
            <text:p>606</text:p>
          </table:table-cell>
          <table:table-cell office:value-type="float" office:value="634" calcext:value-type="float">
            <text:p>634</text:p>
          </table:table-cell>
          <table:table-cell office:value-type="float" office:value="1127" calcext:value-type="float">
            <text:p>1127</text:p>
          </table:table-cell>
          <table:table-cell office:value-type="float" office:value="8978" calcext:value-type="float">
            <text:p>8978</text:p>
          </table:table-cell>
          <table:table-cell office:value-type="float" office:value="23641" calcext:value-type="float">
            <text:p>23641</text:p>
          </table:table-cell>
          <table:table-cell office:value-type="float" office:value="62994" calcext:value-type="float">
            <text:p>62994</text:p>
          </table:table-cell>
          <table:table-cell office:value-type="float" office:value="623666" calcext:value-type="float">
            <text:p>623666</text:p>
          </table:table-cell>
          <table:table-cell office:value-type="float" office:value="9364984" calcext:value-type="float">
            <text:p>9364984</text:p>
          </table:table-cell>
          <table:table-cell office:value-type="float" office:value="15953244" calcext:value-type="float">
            <text:p>15953244</text:p>
          </table:table-cell>
          <table:table-cell office:value-type="float" office:value="47401875" calcext:value-type="float">
            <text:p>47401875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604" calcext:value-type="float">
            <text:p>604</text:p>
          </table:table-cell>
          <table:table-cell office:value-type="float" office:value="724" calcext:value-type="float">
            <text:p>724</text:p>
          </table:table-cell>
          <table:table-cell office:value-type="float" office:value="956" calcext:value-type="float">
            <text:p>956</text:p>
          </table:table-cell>
          <table:table-cell office:value-type="float" office:value="41796" calcext:value-type="float">
            <text:p>41796</text:p>
          </table:table-cell>
          <table:table-cell office:value-type="float" office:value="70900" calcext:value-type="float">
            <text:p>70900</text:p>
          </table:table-cell>
          <table:table-cell office:value-type="float" office:value="97219" calcext:value-type="float">
            <text:p>97219</text:p>
          </table:table-cell>
          <table:table-cell office:value-type="float" office:value="78657" calcext:value-type="float">
            <text:p>78657</text:p>
          </table:table-cell>
          <table:table-cell office:value-type="float" office:value="3382742" calcext:value-type="float">
            <text:p>3382742</text:p>
          </table:table-cell>
          <table:table-cell office:value-type="float" office:value="11025227" calcext:value-type="float">
            <text:p>11025227</text:p>
          </table:table-cell>
          <table:table-cell office:value-type="float" office:value="6639658" calcext:value-type="float">
            <text:p>663965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45" calcext:value-type="float">
            <text:p>645</text:p>
          </table:table-cell>
          <table:table-cell office:value-type="float" office:value="544" calcext:value-type="float">
            <text:p>544</text:p>
          </table:table-cell>
          <table:table-cell office:value-type="float" office:value="1501" calcext:value-type="float">
            <text:p>1501</text:p>
          </table:table-cell>
          <table:table-cell office:value-type="float" office:value="21657" calcext:value-type="float">
            <text:p>21657</text:p>
          </table:table-cell>
          <table:table-cell office:value-type="float" office:value="153714" calcext:value-type="float">
            <text:p>153714</text:p>
          </table:table-cell>
          <table:table-cell office:value-type="float" office:value="89921" calcext:value-type="float">
            <text:p>89921</text:p>
          </table:table-cell>
          <table:table-cell office:value-type="float" office:value="393247" calcext:value-type="float">
            <text:p>393247</text:p>
          </table:table-cell>
          <table:table-cell office:value-type="float" office:value="8274673" calcext:value-type="float">
            <text:p>8274673</text:p>
          </table:table-cell>
          <table:table-cell office:value-type="float" office:value="7206264" calcext:value-type="float">
            <text:p>7206264</text:p>
          </table:table-cell>
          <table:table-cell office:value-type="float" office:value="4817462" calcext:value-type="float">
            <text:p>4817462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712" calcext:value-type="float">
            <text:p>712</text:p>
          </table:table-cell>
          <table:table-cell office:value-type="float" office:value="517" calcext:value-type="float">
            <text:p>517</text:p>
          </table:table-cell>
          <table:table-cell office:value-type="float" office:value="2881" calcext:value-type="float">
            <text:p>2881</text:p>
          </table:table-cell>
          <table:table-cell office:value-type="float" office:value="22710" calcext:value-type="float">
            <text:p>22710</text:p>
          </table:table-cell>
          <table:table-cell office:value-type="float" office:value="27635" calcext:value-type="float">
            <text:p>27635</text:p>
          </table:table-cell>
          <table:table-cell office:value-type="float" office:value="1245553" calcext:value-type="float">
            <text:p>1245553</text:p>
          </table:table-cell>
          <table:table-cell office:value-type="float" office:value="56512" calcext:value-type="float">
            <text:p>56512</text:p>
          </table:table-cell>
          <table:table-cell office:value-type="float" office:value="1506438" calcext:value-type="float">
            <text:p>1506438</text:p>
          </table:table-cell>
          <table:table-cell office:value-type="float" office:value="10173220" calcext:value-type="float">
            <text:p>10173220</text:p>
          </table:table-cell>
          <table:table-cell office:value-type="float" office:value="37988454" calcext:value-type="float">
            <text:p>3798845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649" calcext:value-type="float">
            <text:p>649</text:p>
          </table:table-cell>
          <table:table-cell office:value-type="float" office:value="611" calcext:value-type="float">
            <text:p>611</text:p>
          </table:table-cell>
          <table:table-cell office:value-type="float" office:value="12729" calcext:value-type="float">
            <text:p>12729</text:p>
          </table:table-cell>
          <table:table-cell office:value-type="float" office:value="24608" calcext:value-type="float">
            <text:p>24608</text:p>
          </table:table-cell>
          <table:table-cell office:value-type="float" office:value="43121" calcext:value-type="float">
            <text:p>43121</text:p>
          </table:table-cell>
          <table:table-cell office:value-type="float" office:value="54800" calcext:value-type="float">
            <text:p>54800</text:p>
          </table:table-cell>
          <table:table-cell office:value-type="float" office:value="62985" calcext:value-type="float">
            <text:p>62985</text:p>
          </table:table-cell>
          <table:table-cell office:value-type="float" office:value="2063287" calcext:value-type="float">
            <text:p>2063287</text:p>
          </table:table-cell>
          <table:table-cell office:value-type="float" office:value="11435152" calcext:value-type="float">
            <text:p>11435152</text:p>
          </table:table-cell>
          <table:table-cell office:value-type="float" office:value="56578943" calcext:value-type="float">
            <text:p>56578943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69" calcext:value-type="float">
            <text:p>269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1180" calcext:value-type="float">
            <text:p>1180</text:p>
          </table:table-cell>
          <table:table-cell office:value-type="float" office:value="21230" calcext:value-type="float">
            <text:p>21230</text:p>
          </table:table-cell>
          <table:table-cell office:value-type="float" office:value="70722" calcext:value-type="float">
            <text:p>70722</text:p>
          </table:table-cell>
          <table:table-cell office:value-type="float" office:value="211223" calcext:value-type="float">
            <text:p>211223</text:p>
          </table:table-cell>
          <table:table-cell office:value-type="float" office:value="111008" calcext:value-type="float">
            <text:p>111008</text:p>
          </table:table-cell>
          <table:table-cell office:value-type="float" office:value="2336605" calcext:value-type="float">
            <text:p>2336605</text:p>
          </table:table-cell>
          <table:table-cell office:value-type="float" office:value="5829770" calcext:value-type="float">
            <text:p>5829770</text:p>
          </table:table-cell>
          <table:table-cell office:value-type="float" office:value="80107034" calcext:value-type="float">
            <text:p>8010703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71" calcext:value-type="float">
            <text:p>271</text:p>
          </table:table-cell>
          <table:table-cell office:value-type="float" office:value="609" calcext:value-type="float">
            <text:p>609</text:p>
          </table:table-cell>
          <table:table-cell office:value-type="float" office:value="611" calcext:value-type="float">
            <text:p>611</text:p>
          </table:table-cell>
          <table:table-cell office:value-type="float" office:value="728" calcext:value-type="float">
            <text:p>728</text:p>
          </table:table-cell>
          <table:table-cell office:value-type="float" office:value="21898" calcext:value-type="float">
            <text:p>21898</text:p>
          </table:table-cell>
          <table:table-cell office:value-type="float" office:value="57881" calcext:value-type="float">
            <text:p>57881</text:p>
          </table:table-cell>
          <table:table-cell office:value-type="float" office:value="84775" calcext:value-type="float">
            <text:p>84775</text:p>
          </table:table-cell>
          <table:table-cell office:value-type="float" office:value="148417" calcext:value-type="float">
            <text:p>148417</text:p>
          </table:table-cell>
          <table:table-cell office:value-type="float" office:value="1033810" calcext:value-type="float">
            <text:p>1033810</text:p>
          </table:table-cell>
          <table:table-cell office:value-type="float" office:value="9294818" calcext:value-type="float">
            <text:p>9294818</text:p>
          </table:table-cell>
          <table:table-cell office:value-type="float" office:value="11122941" calcext:value-type="float">
            <text:p>1112294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690" calcext:value-type="float">
            <text:p>690</text:p>
          </table:table-cell>
          <table:table-cell office:value-type="float" office:value="1189" calcext:value-type="float">
            <text:p>1189</text:p>
          </table:table-cell>
          <table:table-cell office:value-type="float" office:value="1439" calcext:value-type="float">
            <text:p>1439</text:p>
          </table:table-cell>
          <table:table-cell office:value-type="float" office:value="7597" calcext:value-type="float">
            <text:p>7597</text:p>
          </table:table-cell>
          <table:table-cell office:value-type="float" office:value="58125" calcext:value-type="float">
            <text:p>58125</text:p>
          </table:table-cell>
          <table:table-cell office:value-type="float" office:value="172127" calcext:value-type="float">
            <text:p>172127</text:p>
          </table:table-cell>
          <table:table-cell office:value-type="float" office:value="707440" calcext:value-type="float">
            <text:p>707440</text:p>
          </table:table-cell>
          <table:table-cell office:value-type="float" office:value="3652240" calcext:value-type="float">
            <text:p>3652240</text:p>
          </table:table-cell>
          <table:table-cell office:value-type="float" office:value="7206683" calcext:value-type="float">
            <text:p>7206683</text:p>
          </table:table-cell>
          <table:table-cell office:value-type="float" office:value="123829045" calcext:value-type="float">
            <text:p>12382904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1323" calcext:value-type="float">
            <text:p>1323</text:p>
          </table:table-cell>
          <table:table-cell office:value-type="float" office:value="9450" calcext:value-type="float">
            <text:p>9450</text:p>
          </table:table-cell>
          <table:table-cell office:value-type="float" office:value="23023" calcext:value-type="float">
            <text:p>23023</text:p>
          </table:table-cell>
          <table:table-cell office:value-type="float" office:value="65452" calcext:value-type="float">
            <text:p>65452</text:p>
          </table:table-cell>
          <table:table-cell office:value-type="float" office:value="88584" calcext:value-type="float">
            <text:p>88584</text:p>
          </table:table-cell>
          <table:table-cell office:value-type="float" office:value="36910" calcext:value-type="float">
            <text:p>36910</text:p>
          </table:table-cell>
          <table:table-cell office:value-type="float" office:value="381162" calcext:value-type="float">
            <text:p>381162</text:p>
          </table:table-cell>
          <table:table-cell office:value-type="float" office:value="7443783" calcext:value-type="float">
            <text:p>7443783</text:p>
          </table:table-cell>
          <table:table-cell office:value-type="float" office:value="5070724" calcext:value-type="float">
            <text:p>507072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692" calcext:value-type="float">
            <text:p>692</text:p>
          </table:table-cell>
          <table:table-cell office:value-type="float" office:value="593" calcext:value-type="float">
            <text:p>593</text:p>
          </table:table-cell>
          <table:table-cell office:value-type="float" office:value="1003" calcext:value-type="float">
            <text:p>1003</text:p>
          </table:table-cell>
          <table:table-cell office:value-type="float" office:value="24892" calcext:value-type="float">
            <text:p>24892</text:p>
          </table:table-cell>
          <table:table-cell office:value-type="float" office:value="58015" calcext:value-type="float">
            <text:p>58015</text:p>
          </table:table-cell>
          <table:table-cell office:value-type="float" office:value="49800" calcext:value-type="float">
            <text:p>49800</text:p>
          </table:table-cell>
          <table:table-cell office:value-type="float" office:value="1953484" calcext:value-type="float">
            <text:p>1953484</text:p>
          </table:table-cell>
          <table:table-cell office:value-type="float" office:value="5961538" calcext:value-type="float">
            <text:p>5961538</text:p>
          </table:table-cell>
          <table:table-cell office:value-type="float" office:value="14664338" calcext:value-type="float">
            <text:p>14664338</text:p>
          </table:table-cell>
          <table:table-cell office:value-type="float" office:value="22280673" calcext:value-type="float">
            <text:p>2228067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578" calcext:value-type="float">
            <text:p>578</text:p>
          </table:table-cell>
          <table:table-cell office:value-type="float" office:value="2887" calcext:value-type="float">
            <text:p>2887</text:p>
          </table:table-cell>
          <table:table-cell office:value-type="float" office:value="4779" calcext:value-type="float">
            <text:p>4779</text:p>
          </table:table-cell>
          <table:table-cell office:value-type="float" office:value="63175" calcext:value-type="float">
            <text:p>63175</text:p>
          </table:table-cell>
          <table:table-cell office:value-type="float" office:value="71882" calcext:value-type="float">
            <text:p>71882</text:p>
          </table:table-cell>
          <table:table-cell office:value-type="float" office:value="407839" calcext:value-type="float">
            <text:p>407839</text:p>
          </table:table-cell>
          <table:table-cell office:value-type="float" office:value="3906406" calcext:value-type="float">
            <text:p>3906406</text:p>
          </table:table-cell>
          <table:table-cell office:value-type="float" office:value="9851444" calcext:value-type="float">
            <text:p>9851444</text:p>
          </table:table-cell>
          <table:table-cell office:value-type="float" office:value="30209256" calcext:value-type="float">
            <text:p>30209256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688" calcext:value-type="float">
            <text:p>688</text:p>
          </table:table-cell>
          <table:table-cell office:value-type="float" office:value="920" calcext:value-type="float">
            <text:p>920</text:p>
          </table:table-cell>
          <table:table-cell office:value-type="float" office:value="2046" calcext:value-type="float">
            <text:p>2046</text:p>
          </table:table-cell>
          <table:table-cell office:value-type="float" office:value="24416" calcext:value-type="float">
            <text:p>24416</text:p>
          </table:table-cell>
          <table:table-cell office:value-type="float" office:value="64016" calcext:value-type="float">
            <text:p>64016</text:p>
          </table:table-cell>
          <table:table-cell office:value-type="float" office:value="81976" calcext:value-type="float">
            <text:p>81976</text:p>
          </table:table-cell>
          <table:table-cell office:value-type="float" office:value="469753" calcext:value-type="float">
            <text:p>469753</text:p>
          </table:table-cell>
          <table:table-cell office:value-type="float" office:value="4352231" calcext:value-type="float">
            <text:p>4352231</text:p>
          </table:table-cell>
          <table:table-cell office:value-type="float" office:value="8825265" calcext:value-type="float">
            <text:p>8825265</text:p>
          </table:table-cell>
          <table:table-cell office:value-type="float" office:value="11365677" calcext:value-type="float">
            <text:p>11365677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249" calcext:value-type="float">
            <text:p>249</text:p>
          </table:table-cell>
          <table:table-cell office:value-type="float" office:value="641" calcext:value-type="float">
            <text:p>641</text:p>
          </table:table-cell>
          <table:table-cell office:value-type="float" office:value="9456" calcext:value-type="float">
            <text:p>9456</text:p>
          </table:table-cell>
          <table:table-cell office:value-type="float" office:value="33952" calcext:value-type="float">
            <text:p>33952</text:p>
          </table:table-cell>
          <table:table-cell office:value-type="float" office:value="90022" calcext:value-type="float">
            <text:p>90022</text:p>
          </table:table-cell>
          <table:table-cell office:value-type="float" office:value="46170" calcext:value-type="float">
            <text:p>46170</text:p>
          </table:table-cell>
          <table:table-cell office:value-type="float" office:value="320952" calcext:value-type="float">
            <text:p>320952</text:p>
          </table:table-cell>
          <table:table-cell office:value-type="float" office:value="5583782" calcext:value-type="float">
            <text:p>5583782</text:p>
          </table:table-cell>
          <table:table-cell office:value-type="float" office:value="7215344" calcext:value-type="float">
            <text:p>7215344</text:p>
          </table:table-cell>
          <table:table-cell office:value-type="float" office:value="3580766" calcext:value-type="float">
            <text:p>3580766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557" calcext:value-type="float">
            <text:p>557</text:p>
          </table:table-cell>
          <table:table-cell office:value-type="float" office:value="12178" calcext:value-type="float">
            <text:p>12178</text:p>
          </table:table-cell>
          <table:table-cell office:value-type="float" office:value="23940" calcext:value-type="float">
            <text:p>23940</text:p>
          </table:table-cell>
          <table:table-cell office:value-type="float" office:value="29031" calcext:value-type="float">
            <text:p>29031</text:p>
          </table:table-cell>
          <table:table-cell office:value-type="float" office:value="43964" calcext:value-type="float">
            <text:p>43964</text:p>
          </table:table-cell>
          <table:table-cell office:value-type="float" office:value="478645" calcext:value-type="float">
            <text:p>478645</text:p>
          </table:table-cell>
          <table:table-cell office:value-type="float" office:value="797833" calcext:value-type="float">
            <text:p>797833</text:p>
          </table:table-cell>
          <table:table-cell office:value-type="float" office:value="3743311" calcext:value-type="float">
            <text:p>3743311</text:p>
          </table:table-cell>
          <table:table-cell office:value-type="float" office:value="8776451" calcext:value-type="float">
            <text:p>877645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68" calcext:value-type="float">
            <text:p>268</text:p>
          </table:table-cell>
          <table:table-cell office:value-type="float" office:value="769" calcext:value-type="float">
            <text:p>769</text:p>
          </table:table-cell>
          <table:table-cell office:value-type="float" office:value="600" calcext:value-type="float">
            <text:p>600</text:p>
          </table:table-cell>
          <table:table-cell office:value-type="float" office:value="722" calcext:value-type="float">
            <text:p>722</text:p>
          </table:table-cell>
          <table:table-cell office:value-type="float" office:value="21066" calcext:value-type="float">
            <text:p>21066</text:p>
          </table:table-cell>
          <table:table-cell office:value-type="float" office:value="31979" calcext:value-type="float">
            <text:p>31979</text:p>
          </table:table-cell>
          <table:table-cell office:value-type="float" office:value="111148" calcext:value-type="float">
            <text:p>111148</text:p>
          </table:table-cell>
          <table:table-cell office:value-type="float" office:value="42060" calcext:value-type="float">
            <text:p>42060</text:p>
          </table:table-cell>
          <table:table-cell office:value-type="float" office:value="3175180" calcext:value-type="float">
            <text:p>3175180</text:p>
          </table:table-cell>
          <table:table-cell office:value-type="float" office:value="13060978" calcext:value-type="float">
            <text:p>13060978</text:p>
          </table:table-cell>
          <table:table-cell office:value-type="float" office:value="18598307" calcext:value-type="float">
            <text:p>18598307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0" calcext:value-type="float">
            <text:p>270</text:p>
          </table:table-cell>
          <table:table-cell office:value-type="float" office:value="670" calcext:value-type="float">
            <text:p>670</text:p>
          </table:table-cell>
          <table:table-cell office:value-type="float" office:value="1229" calcext:value-type="float">
            <text:p>1229</text:p>
          </table:table-cell>
          <table:table-cell office:value-type="float" office:value="2481" calcext:value-type="float">
            <text:p>2481</text:p>
          </table:table-cell>
          <table:table-cell office:value-type="float" office:value="1159" calcext:value-type="float">
            <text:p>1159</text:p>
          </table:table-cell>
          <table:table-cell office:value-type="float" office:value="44665" calcext:value-type="float">
            <text:p>44665</text:p>
          </table:table-cell>
          <table:table-cell office:value-type="float" office:value="72591" calcext:value-type="float">
            <text:p>72591</text:p>
          </table:table-cell>
          <table:table-cell office:value-type="float" office:value="118741" calcext:value-type="float">
            <text:p>118741</text:p>
          </table:table-cell>
          <table:table-cell office:value-type="float" office:value="1987100" calcext:value-type="float">
            <text:p>1987100</text:p>
          </table:table-cell>
          <table:table-cell office:value-type="float" office:value="16922925" calcext:value-type="float">
            <text:p>16922925</text:p>
          </table:table-cell>
          <table:table-cell office:value-type="float" office:value="14040688" calcext:value-type="float">
            <text:p>14040688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04" calcext:value-type="float">
            <text:p>604</text:p>
          </table:table-cell>
          <table:table-cell office:value-type="float" office:value="1275" calcext:value-type="float">
            <text:p>1275</text:p>
          </table:table-cell>
          <table:table-cell office:value-type="float" office:value="2632" calcext:value-type="float">
            <text:p>2632</text:p>
          </table:table-cell>
          <table:table-cell office:value-type="float" office:value="6592" calcext:value-type="float">
            <text:p>6592</text:p>
          </table:table-cell>
          <table:table-cell office:value-type="float" office:value="43266" calcext:value-type="float">
            <text:p>43266</text:p>
          </table:table-cell>
          <table:table-cell office:value-type="float" office:value="74259" calcext:value-type="float">
            <text:p>74259</text:p>
          </table:table-cell>
          <table:table-cell office:value-type="float" office:value="2358377" calcext:value-type="float">
            <text:p>2358377</text:p>
          </table:table-cell>
          <table:table-cell office:value-type="float" office:value="5544678" calcext:value-type="float">
            <text:p>5544678</text:p>
          </table:table-cell>
          <table:table-cell office:value-type="float" office:value="5241859" calcext:value-type="float">
            <text:p>5241859</text:p>
          </table:table-cell>
          <table:table-cell office:value-type="float" office:value="253736858" calcext:value-type="float">
            <text:p>25373685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66" calcext:value-type="float">
            <text:p>666</text:p>
          </table:table-cell>
          <table:table-cell office:value-type="float" office:value="628" calcext:value-type="float">
            <text:p>628</text:p>
          </table:table-cell>
          <table:table-cell office:value-type="float" office:value="2152" calcext:value-type="float">
            <text:p>2152</text:p>
          </table:table-cell>
          <table:table-cell office:value-type="float" office:value="22826" calcext:value-type="float">
            <text:p>22826</text:p>
          </table:table-cell>
          <table:table-cell office:value-type="float" office:value="50907" calcext:value-type="float">
            <text:p>50907</text:p>
          </table:table-cell>
          <table:table-cell office:value-type="float" office:value="48406" calcext:value-type="float">
            <text:p>48406</text:p>
          </table:table-cell>
          <table:table-cell office:value-type="float" office:value="55939" calcext:value-type="float">
            <text:p>55939</text:p>
          </table:table-cell>
          <table:table-cell office:value-type="float" office:value="11626590" calcext:value-type="float">
            <text:p>11626590</text:p>
          </table:table-cell>
          <table:table-cell office:value-type="float" office:value="24196604" calcext:value-type="float">
            <text:p>24196604</text:p>
          </table:table-cell>
          <table:table-cell office:value-type="float" office:value="65464253" calcext:value-type="float">
            <text:p>65464253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550" calcext:value-type="float">
            <text:p>550</text:p>
          </table:table-cell>
          <table:table-cell office:value-type="float" office:value="1070" calcext:value-type="float">
            <text:p>1070</text:p>
          </table:table-cell>
          <table:table-cell office:value-type="float" office:value="4716" calcext:value-type="float">
            <text:p>4716</text:p>
          </table:table-cell>
          <table:table-cell office:value-type="float" office:value="62595" calcext:value-type="float">
            <text:p>62595</text:p>
          </table:table-cell>
          <table:table-cell office:value-type="float" office:value="220220" calcext:value-type="float">
            <text:p>220220</text:p>
          </table:table-cell>
          <table:table-cell office:value-type="float" office:value="2954310" calcext:value-type="float">
            <text:p>2954310</text:p>
          </table:table-cell>
          <table:table-cell office:value-type="float" office:value="6753813" calcext:value-type="float">
            <text:p>6753813</text:p>
          </table:table-cell>
          <table:table-cell office:value-type="float" office:value="13645461" calcext:value-type="float">
            <text:p>13645461</text:p>
          </table:table-cell>
          <table:table-cell office:value-type="float" office:value="129355474" calcext:value-type="float">
            <text:p>12935547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68" calcext:value-type="float">
            <text:p>268</text:p>
          </table:table-cell>
          <table:table-cell office:value-type="float" office:value="686" calcext:value-type="float">
            <text:p>686</text:p>
          </table:table-cell>
          <table:table-cell office:value-type="float" office:value="613" calcext:value-type="float">
            <text:p>613</text:p>
          </table:table-cell>
          <table:table-cell office:value-type="float" office:value="12031" calcext:value-type="float">
            <text:p>12031</text:p>
          </table:table-cell>
          <table:table-cell office:value-type="float" office:value="26595" calcext:value-type="float">
            <text:p>26595</text:p>
          </table:table-cell>
          <table:table-cell office:value-type="float" office:value="39334" calcext:value-type="float">
            <text:p>39334</text:p>
          </table:table-cell>
          <table:table-cell office:value-type="float" office:value="98194" calcext:value-type="float">
            <text:p>98194</text:p>
          </table:table-cell>
          <table:table-cell office:value-type="float" office:value="3439478" calcext:value-type="float">
            <text:p>3439478</text:p>
          </table:table-cell>
          <table:table-cell office:value-type="float" office:value="545286" calcext:value-type="float">
            <text:p>545286</text:p>
          </table:table-cell>
          <table:table-cell office:value-type="float" office:value="2090722" calcext:value-type="float">
            <text:p>2090722</text:p>
          </table:table-cell>
          <table:table-cell office:value-type="float" office:value="209423874" calcext:value-type="float">
            <text:p>20942387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623" calcext:value-type="float">
            <text:p>623</text:p>
          </table:table-cell>
          <table:table-cell office:value-type="float" office:value="522" calcext:value-type="float">
            <text:p>522</text:p>
          </table:table-cell>
          <table:table-cell office:value-type="float" office:value="1212" calcext:value-type="float">
            <text:p>1212</text:p>
          </table:table-cell>
          <table:table-cell office:value-type="float" office:value="3819" calcext:value-type="float">
            <text:p>3819</text:p>
          </table:table-cell>
          <table:table-cell office:value-type="float" office:value="34672" calcext:value-type="float">
            <text:p>34672</text:p>
          </table:table-cell>
          <table:table-cell office:value-type="float" office:value="92626" calcext:value-type="float">
            <text:p>92626</text:p>
          </table:table-cell>
          <table:table-cell office:value-type="float" office:value="116514" calcext:value-type="float">
            <text:p>116514</text:p>
          </table:table-cell>
          <table:table-cell office:value-type="float" office:value="5054319" calcext:value-type="float">
            <text:p>5054319</text:p>
          </table:table-cell>
          <table:table-cell office:value-type="float" office:value="7817106" calcext:value-type="float">
            <text:p>7817106</text:p>
          </table:table-cell>
          <table:table-cell office:value-type="float" office:value="12490923" calcext:value-type="float">
            <text:p>12490923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22" calcext:value-type="float">
            <text:p>322</text:p>
          </table:table-cell>
          <table:table-cell office:value-type="float" office:value="726" calcext:value-type="float">
            <text:p>726</text:p>
          </table:table-cell>
          <table:table-cell office:value-type="float" office:value="1761" calcext:value-type="float">
            <text:p>1761</text:p>
          </table:table-cell>
          <table:table-cell office:value-type="float" office:value="36840" calcext:value-type="float">
            <text:p>36840</text:p>
          </table:table-cell>
          <table:table-cell office:value-type="float" office:value="41648" calcext:value-type="float">
            <text:p>41648</text:p>
          </table:table-cell>
          <table:table-cell office:value-type="float" office:value="85751" calcext:value-type="float">
            <text:p>85751</text:p>
          </table:table-cell>
          <table:table-cell office:value-type="float" office:value="268544" calcext:value-type="float">
            <text:p>268544</text:p>
          </table:table-cell>
          <table:table-cell office:value-type="float" office:value="5806973" calcext:value-type="float">
            <text:p>5806973</text:p>
          </table:table-cell>
          <table:table-cell office:value-type="float" office:value="7272580" calcext:value-type="float">
            <text:p>7272580</text:p>
          </table:table-cell>
          <table:table-cell office:value-type="float" office:value="7307238" calcext:value-type="float">
            <text:p>7307238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4" calcext:value-type="float">
            <text:p>674</text:p>
          </table:table-cell>
          <table:table-cell office:value-type="float" office:value="3902" calcext:value-type="float">
            <text:p>3902</text:p>
          </table:table-cell>
          <table:table-cell office:value-type="float" office:value="44925" calcext:value-type="float">
            <text:p>44925</text:p>
          </table:table-cell>
          <table:table-cell office:value-type="float" office:value="59480" calcext:value-type="float">
            <text:p>59480</text:p>
          </table:table-cell>
          <table:table-cell office:value-type="float" office:value="70685" calcext:value-type="float">
            <text:p>70685</text:p>
          </table:table-cell>
          <table:table-cell office:value-type="float" office:value="887205" calcext:value-type="float">
            <text:p>887205</text:p>
          </table:table-cell>
          <table:table-cell office:value-type="float" office:value="5443525" calcext:value-type="float">
            <text:p>5443525</text:p>
          </table:table-cell>
          <table:table-cell office:value-type="float" office:value="4499075" calcext:value-type="float">
            <text:p>4499075</text:p>
          </table:table-cell>
          <table:table-cell office:value-type="float" office:value="14900571" calcext:value-type="float">
            <text:p>1490057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  <table:table-cell office:value-type="float" office:value="678" calcext:value-type="float">
            <text:p>678</text:p>
          </table:table-cell>
          <table:table-cell office:value-type="float" office:value="10052" calcext:value-type="float">
            <text:p>10052</text:p>
          </table:table-cell>
          <table:table-cell office:value-type="float" office:value="22350" calcext:value-type="float">
            <text:p>22350</text:p>
          </table:table-cell>
          <table:table-cell office:value-type="float" office:value="48695" calcext:value-type="float">
            <text:p>48695</text:p>
          </table:table-cell>
          <table:table-cell office:value-type="float" office:value="101477" calcext:value-type="float">
            <text:p>101477</text:p>
          </table:table-cell>
          <table:table-cell office:value-type="float" office:value="110912" calcext:value-type="float">
            <text:p>110912</text:p>
          </table:table-cell>
          <table:table-cell office:value-type="float" office:value="3025013" calcext:value-type="float">
            <text:p>3025013</text:p>
          </table:table-cell>
          <table:table-cell office:value-type="float" office:value="4792754" calcext:value-type="float">
            <text:p>4792754</text:p>
          </table:table-cell>
          <table:table-cell office:value-type="float" office:value="430053647" calcext:value-type="float">
            <text:p>430053647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344" calcext:value-type="float">
            <text:p>344</text:p>
          </table:table-cell>
          <table:table-cell office:value-type="float" office:value="552" calcext:value-type="float">
            <text:p>552</text:p>
          </table:table-cell>
          <table:table-cell office:value-type="float" office:value="11918" calcext:value-type="float">
            <text:p>11918</text:p>
          </table:table-cell>
          <table:table-cell office:value-type="float" office:value="1333" calcext:value-type="float">
            <text:p>1333</text:p>
          </table:table-cell>
          <table:table-cell office:value-type="float" office:value="54878" calcext:value-type="float">
            <text:p>54878</text:p>
          </table:table-cell>
          <table:table-cell office:value-type="float" office:value="263559" calcext:value-type="float">
            <text:p>263559</text:p>
          </table:table-cell>
          <table:table-cell office:value-type="float" office:value="82399" calcext:value-type="float">
            <text:p>82399</text:p>
          </table:table-cell>
          <table:table-cell office:value-type="float" office:value="2395187" calcext:value-type="float">
            <text:p>2395187</text:p>
          </table:table-cell>
          <table:table-cell office:value-type="float" office:value="14717395" calcext:value-type="float">
            <text:p>14717395</text:p>
          </table:table-cell>
          <table:table-cell office:value-type="float" office:value="17791613" calcext:value-type="float">
            <text:p>17791613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326" calcext:value-type="float">
            <text:p>326</text:p>
          </table:table-cell>
          <table:table-cell office:value-type="float" office:value="4172" calcext:value-type="float">
            <text:p>4172</text:p>
          </table:table-cell>
          <table:table-cell office:value-type="float" office:value="1051" calcext:value-type="float">
            <text:p>1051</text:p>
          </table:table-cell>
          <table:table-cell office:value-type="float" office:value="29712" calcext:value-type="float">
            <text:p>29712</text:p>
          </table:table-cell>
          <table:table-cell office:value-type="float" office:value="108688" calcext:value-type="float">
            <text:p>108688</text:p>
          </table:table-cell>
          <table:table-cell office:value-type="float" office:value="164638" calcext:value-type="float">
            <text:p>164638</text:p>
          </table:table-cell>
          <table:table-cell office:value-type="float" office:value="67228" calcext:value-type="float">
            <text:p>67228</text:p>
          </table:table-cell>
          <table:table-cell office:value-type="float" office:value="1398382" calcext:value-type="float">
            <text:p>1398382</text:p>
          </table:table-cell>
          <table:table-cell office:value-type="float" office:value="20269996" calcext:value-type="float">
            <text:p>20269996</text:p>
          </table:table-cell>
          <table:table-cell office:value-type="float" office:value="8001389" calcext:value-type="float">
            <text:p>8001389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648" calcext:value-type="float">
            <text:p>648</text:p>
          </table:table-cell>
          <table:table-cell office:value-type="float" office:value="985" calcext:value-type="float">
            <text:p>985</text:p>
          </table:table-cell>
          <table:table-cell office:value-type="float" office:value="5654" calcext:value-type="float">
            <text:p>5654</text:p>
          </table:table-cell>
          <table:table-cell office:value-type="float" office:value="32417" calcext:value-type="float">
            <text:p>32417</text:p>
          </table:table-cell>
          <table:table-cell office:value-type="float" office:value="56923" calcext:value-type="float">
            <text:p>56923</text:p>
          </table:table-cell>
          <table:table-cell office:value-type="float" office:value="4078857" calcext:value-type="float">
            <text:p>4078857</text:p>
          </table:table-cell>
          <table:table-cell office:value-type="float" office:value="5155651" calcext:value-type="float">
            <text:p>5155651</text:p>
          </table:table-cell>
          <table:table-cell office:value-type="float" office:value="4907442" calcext:value-type="float">
            <text:p>4907442</text:p>
          </table:table-cell>
          <table:table-cell office:value-type="float" office:value="8646961" calcext:value-type="float">
            <text:p>864696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445" calcext:value-type="float">
            <text:p>445</text:p>
          </table:table-cell>
          <table:table-cell office:value-type="float" office:value="550" calcext:value-type="float">
            <text:p>550</text:p>
          </table:table-cell>
          <table:table-cell office:value-type="float" office:value="939" calcext:value-type="float">
            <text:p>939</text:p>
          </table:table-cell>
          <table:table-cell office:value-type="float" office:value="2311" calcext:value-type="float">
            <text:p>2311</text:p>
          </table:table-cell>
          <table:table-cell office:value-type="float" office:value="42200" calcext:value-type="float">
            <text:p>42200</text:p>
          </table:table-cell>
          <table:table-cell office:value-type="float" office:value="46747" calcext:value-type="float">
            <text:p>46747</text:p>
          </table:table-cell>
          <table:table-cell office:value-type="float" office:value="136083" calcext:value-type="float">
            <text:p>136083</text:p>
          </table:table-cell>
          <table:table-cell office:value-type="float" office:value="66738" calcext:value-type="float">
            <text:p>66738</text:p>
          </table:table-cell>
          <table:table-cell office:value-type="float" office:value="11188536" calcext:value-type="float">
            <text:p>11188536</text:p>
          </table:table-cell>
          <table:table-cell office:value-type="float" office:value="34889817" calcext:value-type="float">
            <text:p>34889817</text:p>
          </table:table-cell>
          <table:table-cell table:number-columns-repeated="19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1084" calcext:value-type="float">
            <text:p>1084</text:p>
          </table:table-cell>
          <table:table-cell office:value-type="float" office:value="978" calcext:value-type="float">
            <text:p>978</text:p>
          </table:table-cell>
          <table:table-cell office:value-type="float" office:value="3696" calcext:value-type="float">
            <text:p>3696</text:p>
          </table:table-cell>
          <table:table-cell office:value-type="float" office:value="21689" calcext:value-type="float">
            <text:p>21689</text:p>
          </table:table-cell>
          <table:table-cell office:value-type="float" office:value="103917" calcext:value-type="float">
            <text:p>103917</text:p>
          </table:table-cell>
          <table:table-cell office:value-type="float" office:value="2350755" calcext:value-type="float">
            <text:p>2350755</text:p>
          </table:table-cell>
          <table:table-cell office:value-type="float" office:value="5835883" calcext:value-type="float">
            <text:p>5835883</text:p>
          </table:table-cell>
          <table:table-cell office:value-type="float" office:value="11643446" calcext:value-type="float">
            <text:p>11643446</text:p>
          </table:table-cell>
          <table:table-cell office:value-type="float" office:value="12648425" calcext:value-type="float">
            <text:p>12648425</text:p>
          </table:table-cell>
          <table:table-cell office:value-type="float" office:value="70616680" calcext:value-type="float">
            <text:p>70616680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office:value-type="float" office:value="1154" calcext:value-type="float">
            <text:p>1154</text:p>
          </table:table-cell>
          <table:table-cell office:value-type="float" office:value="3336" calcext:value-type="float">
            <text:p>3336</text:p>
          </table:table-cell>
          <table:table-cell office:value-type="float" office:value="3987" calcext:value-type="float">
            <text:p>3987</text:p>
          </table:table-cell>
          <table:table-cell office:value-type="float" office:value="58344" calcext:value-type="float">
            <text:p>58344</text:p>
          </table:table-cell>
          <table:table-cell office:value-type="float" office:value="66949" calcext:value-type="float">
            <text:p>66949</text:p>
          </table:table-cell>
          <table:table-cell office:value-type="float" office:value="236325" calcext:value-type="float">
            <text:p>236325</text:p>
          </table:table-cell>
          <table:table-cell office:value-type="float" office:value="216186" calcext:value-type="float">
            <text:p>216186</text:p>
          </table:table-cell>
          <table:table-cell office:value-type="float" office:value="27886269" calcext:value-type="float">
            <text:p>27886269</text:p>
          </table:table-cell>
          <table:table-cell office:value-type="float" office:value="62904411" calcext:value-type="float">
            <text:p>62904411</text:p>
          </table:table-cell>
          <table:table-cell office:value-type="float" office:value="236550253" calcext:value-type="float">
            <text:p>23655025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44" calcext:value-type="float">
            <text:p>144</text:p>
          </table:table-cell>
          <table:table-cell office:value-type="float" office:value="1151" calcext:value-type="float">
            <text:p>1151</text:p>
          </table:table-cell>
          <table:table-cell office:value-type="float" office:value="13208" calcext:value-type="float">
            <text:p>13208</text:p>
          </table:table-cell>
          <table:table-cell office:value-type="float" office:value="3326" calcext:value-type="float">
            <text:p>3326</text:p>
          </table:table-cell>
          <table:table-cell office:value-type="float" office:value="3303" calcext:value-type="float">
            <text:p>3303</text:p>
          </table:table-cell>
          <table:table-cell office:value-type="float" office:value="111609" calcext:value-type="float">
            <text:p>111609</text:p>
          </table:table-cell>
          <table:table-cell office:value-type="float" office:value="221154" calcext:value-type="float">
            <text:p>221154</text:p>
          </table:table-cell>
          <table:table-cell office:value-type="float" office:value="844716" calcext:value-type="float">
            <text:p>844716</text:p>
          </table:table-cell>
          <table:table-cell office:value-type="float" office:value="3942218" calcext:value-type="float">
            <text:p>3942218</text:p>
          </table:table-cell>
          <table:table-cell office:value-type="float" office:value="1706280" calcext:value-type="float">
            <text:p>1706280</text:p>
          </table:table-cell>
          <table:table-cell office:value-type="float" office:value="20523646" calcext:value-type="float">
            <text:p>20523646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12" calcext:value-type="float">
            <text:p>412</text:p>
          </table:table-cell>
          <table:table-cell office:value-type="float" office:value="1195" calcext:value-type="float">
            <text:p>1195</text:p>
          </table:table-cell>
          <table:table-cell office:value-type="float" office:value="1515" calcext:value-type="float">
            <text:p>1515</text:p>
          </table:table-cell>
          <table:table-cell office:value-type="float" office:value="22790" calcext:value-type="float">
            <text:p>22790</text:p>
          </table:table-cell>
          <table:table-cell office:value-type="float" office:value="16799" calcext:value-type="float">
            <text:p>16799</text:p>
          </table:table-cell>
          <table:table-cell office:value-type="float" office:value="129111" calcext:value-type="float">
            <text:p>129111</text:p>
          </table:table-cell>
          <table:table-cell office:value-type="float" office:value="125141" calcext:value-type="float">
            <text:p>125141</text:p>
          </table:table-cell>
          <table:table-cell office:value-type="float" office:value="329503" calcext:value-type="float">
            <text:p>329503</text:p>
          </table:table-cell>
          <table:table-cell office:value-type="float" office:value="8467516" calcext:value-type="float">
            <text:p>8467516</text:p>
          </table:table-cell>
          <table:table-cell office:value-type="float" office:value="14882730" calcext:value-type="float">
            <text:p>14882730</text:p>
          </table:table-cell>
          <table:table-cell office:value-type="float" office:value="16510016" calcext:value-type="float">
            <text:p>16510016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1672" calcext:value-type="float">
            <text:p>1672</text:p>
          </table:table-cell>
          <table:table-cell office:value-type="float" office:value="1166" calcext:value-type="float">
            <text:p>1166</text:p>
          </table:table-cell>
          <table:table-cell office:value-type="float" office:value="2828" calcext:value-type="float">
            <text:p>2828</text:p>
          </table:table-cell>
          <table:table-cell office:value-type="float" office:value="4884" calcext:value-type="float">
            <text:p>4884</text:p>
          </table:table-cell>
          <table:table-cell office:value-type="float" office:value="41144" calcext:value-type="float">
            <text:p>41144</text:p>
          </table:table-cell>
          <table:table-cell office:value-type="float" office:value="134724" calcext:value-type="float">
            <text:p>134724</text:p>
          </table:table-cell>
          <table:table-cell office:value-type="float" office:value="175083" calcext:value-type="float">
            <text:p>175083</text:p>
          </table:table-cell>
          <table:table-cell office:value-type="float" office:value="6877816" calcext:value-type="float">
            <text:p>6877816</text:p>
          </table:table-cell>
          <table:table-cell office:value-type="float" office:value="3420441" calcext:value-type="float">
            <text:p>3420441</text:p>
          </table:table-cell>
          <table:table-cell office:value-type="float" office:value="59738229" calcext:value-type="float">
            <text:p>59738229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156" calcext:value-type="float">
            <text:p>1156</text:p>
          </table:table-cell>
          <table:table-cell office:value-type="float" office:value="1027" calcext:value-type="float">
            <text:p>1027</text:p>
          </table:table-cell>
          <table:table-cell office:value-type="float" office:value="1681" calcext:value-type="float">
            <text:p>1681</text:p>
          </table:table-cell>
          <table:table-cell office:value-type="float" office:value="38573" calcext:value-type="float">
            <text:p>38573</text:p>
          </table:table-cell>
          <table:table-cell office:value-type="float" office:value="117089" calcext:value-type="float">
            <text:p>117089</text:p>
          </table:table-cell>
          <table:table-cell office:value-type="float" office:value="653541" calcext:value-type="float">
            <text:p>653541</text:p>
          </table:table-cell>
          <table:table-cell office:value-type="float" office:value="2096875" calcext:value-type="float">
            <text:p>2096875</text:p>
          </table:table-cell>
          <table:table-cell office:value-type="float" office:value="16345121" calcext:value-type="float">
            <text:p>16345121</text:p>
          </table:table-cell>
          <table:table-cell office:value-type="float" office:value="18738656" calcext:value-type="float">
            <text:p>18738656</text:p>
          </table:table-cell>
          <table:table-cell office:value-type="float" office:value="557756738" calcext:value-type="float">
            <text:p>557756738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198" calcext:value-type="float">
            <text:p>1198</text:p>
          </table:table-cell>
          <table:table-cell office:value-type="float" office:value="1452" calcext:value-type="float">
            <text:p>1452</text:p>
          </table:table-cell>
          <table:table-cell office:value-type="float" office:value="4264" calcext:value-type="float">
            <text:p>4264</text:p>
          </table:table-cell>
          <table:table-cell office:value-type="float" office:value="8895" calcext:value-type="float">
            <text:p>8895</text:p>
          </table:table-cell>
          <table:table-cell office:value-type="float" office:value="72206" calcext:value-type="float">
            <text:p>72206</text:p>
          </table:table-cell>
          <table:table-cell office:value-type="float" office:value="84791" calcext:value-type="float">
            <text:p>84791</text:p>
          </table:table-cell>
          <table:table-cell office:value-type="float" office:value="498485" calcext:value-type="float">
            <text:p>498485</text:p>
          </table:table-cell>
          <table:table-cell office:value-type="float" office:value="425088" calcext:value-type="float">
            <text:p>425088</text:p>
          </table:table-cell>
          <table:table-cell office:value-type="float" office:value="29863004" calcext:value-type="float">
            <text:p>29863004</text:p>
          </table:table-cell>
          <table:table-cell office:value-type="float" office:value="124057752" calcext:value-type="float">
            <text:p>124057752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1064" calcext:value-type="float">
            <text:p>1064</text:p>
          </table:table-cell>
          <table:table-cell office:value-type="float" office:value="1687" calcext:value-type="float">
            <text:p>1687</text:p>
          </table:table-cell>
          <table:table-cell office:value-type="float" office:value="2276" calcext:value-type="float">
            <text:p>2276</text:p>
          </table:table-cell>
          <table:table-cell office:value-type="float" office:value="57484" calcext:value-type="float">
            <text:p>57484</text:p>
          </table:table-cell>
          <table:table-cell office:value-type="float" office:value="91973" calcext:value-type="float">
            <text:p>91973</text:p>
          </table:table-cell>
          <table:table-cell office:value-type="float" office:value="244585" calcext:value-type="float">
            <text:p>244585</text:p>
          </table:table-cell>
          <table:table-cell office:value-type="float" office:value="1091800" calcext:value-type="float">
            <text:p>1091800</text:p>
          </table:table-cell>
          <table:table-cell office:value-type="float" office:value="27233364" calcext:value-type="float">
            <text:p>27233364</text:p>
          </table:table-cell>
          <table:table-cell office:value-type="float" office:value="17531101" calcext:value-type="float">
            <text:p>17531101</text:p>
          </table:table-cell>
          <table:table-cell office:value-type="float" office:value="48625631" calcext:value-type="float">
            <text:p>4862563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11" calcext:value-type="float">
            <text:p>411</text:p>
          </table:table-cell>
          <table:table-cell office:value-type="float" office:value="1263" calcext:value-type="float">
            <text:p>1263</text:p>
          </table:table-cell>
          <table:table-cell office:value-type="float" office:value="1054" calcext:value-type="float">
            <text:p>1054</text:p>
          </table:table-cell>
          <table:table-cell office:value-type="float" office:value="1958" calcext:value-type="float">
            <text:p>1958</text:p>
          </table:table-cell>
          <table:table-cell office:value-type="float" office:value="10050" calcext:value-type="float">
            <text:p>10050</text:p>
          </table:table-cell>
          <table:table-cell office:value-type="float" office:value="78630" calcext:value-type="float">
            <text:p>78630</text:p>
          </table:table-cell>
          <table:table-cell office:value-type="float" office:value="417087" calcext:value-type="float">
            <text:p>417087</text:p>
          </table:table-cell>
          <table:table-cell office:value-type="float" office:value="985988" calcext:value-type="float">
            <text:p>985988</text:p>
          </table:table-cell>
          <table:table-cell office:value-type="float" office:value="6168029" calcext:value-type="float">
            <text:p>6168029</text:p>
          </table:table-cell>
          <table:table-cell office:value-type="float" office:value="9807134" calcext:value-type="float">
            <text:p>9807134</text:p>
          </table:table-cell>
          <table:table-cell office:value-type="float" office:value="21962004" calcext:value-type="float">
            <text:p>2196200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85" calcext:value-type="float">
            <text:p>185</text:p>
          </table:table-cell>
          <table:table-cell office:value-type="float" office:value="1550" calcext:value-type="float">
            <text:p>1550</text:p>
          </table:table-cell>
          <table:table-cell office:value-type="float" office:value="1255" calcext:value-type="float">
            <text:p>1255</text:p>
          </table:table-cell>
          <table:table-cell office:value-type="float" office:value="2501" calcext:value-type="float">
            <text:p>2501</text:p>
          </table:table-cell>
          <table:table-cell office:value-type="float" office:value="68624" calcext:value-type="float">
            <text:p>68624</text:p>
          </table:table-cell>
          <table:table-cell office:value-type="float" office:value="67342" calcext:value-type="float">
            <text:p>67342</text:p>
          </table:table-cell>
          <table:table-cell office:value-type="float" office:value="178199" calcext:value-type="float">
            <text:p>178199</text:p>
          </table:table-cell>
          <table:table-cell office:value-type="float" office:value="7893086" calcext:value-type="float">
            <text:p>7893086</text:p>
          </table:table-cell>
          <table:table-cell office:value-type="float" office:value="4946839" calcext:value-type="float">
            <text:p>4946839</text:p>
          </table:table-cell>
          <table:table-cell office:value-type="float" office:value="28776219" calcext:value-type="float">
            <text:p>28776219</text:p>
          </table:table-cell>
          <table:table-cell office:value-type="float" office:value="109905076" calcext:value-type="float">
            <text:p>109905076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439" calcext:value-type="float">
            <text:p>439</text:p>
          </table:table-cell>
          <table:table-cell office:value-type="float" office:value="1532" calcext:value-type="float">
            <text:p>1532</text:p>
          </table:table-cell>
          <table:table-cell office:value-type="float" office:value="3700" calcext:value-type="float">
            <text:p>3700</text:p>
          </table:table-cell>
          <table:table-cell office:value-type="float" office:value="40000" calcext:value-type="float">
            <text:p>40000</text:p>
          </table:table-cell>
          <table:table-cell office:value-type="float" office:value="87164" calcext:value-type="float">
            <text:p>87164</text:p>
          </table:table-cell>
          <table:table-cell office:value-type="float" office:value="332900" calcext:value-type="float">
            <text:p>332900</text:p>
          </table:table-cell>
          <table:table-cell office:value-type="float" office:value="215527" calcext:value-type="float">
            <text:p>215527</text:p>
          </table:table-cell>
          <table:table-cell office:value-type="float" office:value="12045536" calcext:value-type="float">
            <text:p>12045536</text:p>
          </table:table-cell>
          <table:table-cell office:value-type="float" office:value="13896393" calcext:value-type="float">
            <text:p>13896393</text:p>
          </table:table-cell>
          <table:table-cell office:value-type="float" office:value="34987439" calcext:value-type="float">
            <text:p>34987439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08" calcext:value-type="float">
            <text:p>408</text:p>
          </table:table-cell>
          <table:table-cell office:value-type="float" office:value="1088" calcext:value-type="float">
            <text:p>1088</text:p>
          </table:table-cell>
          <table:table-cell office:value-type="float" office:value="1278" calcext:value-type="float">
            <text:p>1278</text:p>
          </table:table-cell>
          <table:table-cell office:value-type="float" office:value="2494" calcext:value-type="float">
            <text:p>2494</text:p>
          </table:table-cell>
          <table:table-cell office:value-type="float" office:value="17921" calcext:value-type="float">
            <text:p>17921</text:p>
          </table:table-cell>
          <table:table-cell office:value-type="float" office:value="49390" calcext:value-type="float">
            <text:p>49390</text:p>
          </table:table-cell>
          <table:table-cell office:value-type="float" office:value="144035" calcext:value-type="float">
            <text:p>144035</text:p>
          </table:table-cell>
          <table:table-cell office:value-type="float" office:value="1084113" calcext:value-type="float">
            <text:p>1084113</text:p>
          </table:table-cell>
          <table:table-cell office:value-type="float" office:value="20723266" calcext:value-type="float">
            <text:p>20723266</text:p>
          </table:table-cell>
          <table:table-cell office:value-type="float" office:value="38707794" calcext:value-type="float">
            <text:p>38707794</text:p>
          </table:table-cell>
          <table:table-cell office:value-type="float" office:value="104131480" calcext:value-type="float">
            <text:p>104131480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535" calcext:value-type="float">
            <text:p>535</text:p>
          </table:table-cell>
          <table:table-cell office:value-type="float" office:value="1453" calcext:value-type="float">
            <text:p>1453</text:p>
          </table:table-cell>
          <table:table-cell office:value-type="float" office:value="2055" calcext:value-type="float">
            <text:p>2055</text:p>
          </table:table-cell>
          <table:table-cell office:value-type="float" office:value="73254" calcext:value-type="float">
            <text:p>73254</text:p>
          </table:table-cell>
          <table:table-cell office:value-type="float" office:value="152340" calcext:value-type="float">
            <text:p>152340</text:p>
          </table:table-cell>
          <table:table-cell office:value-type="float" office:value="222094" calcext:value-type="float">
            <text:p>222094</text:p>
          </table:table-cell>
          <table:table-cell office:value-type="float" office:value="889958" calcext:value-type="float">
            <text:p>889958</text:p>
          </table:table-cell>
          <table:table-cell office:value-type="float" office:value="7387618" calcext:value-type="float">
            <text:p>7387618</text:p>
          </table:table-cell>
          <table:table-cell office:value-type="float" office:value="26696024" calcext:value-type="float">
            <text:p>26696024</text:p>
          </table:table-cell>
          <table:table-cell office:value-type="float" office:value="16379429" calcext:value-type="float">
            <text:p>16379429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39" calcext:value-type="float">
            <text:p>139</text:p>
          </table:table-cell>
          <table:table-cell office:value-type="float" office:value="580" calcext:value-type="float">
            <text:p>580</text:p>
          </table:table-cell>
          <table:table-cell office:value-type="float" office:value="1091" calcext:value-type="float">
            <text:p>1091</text:p>
          </table:table-cell>
          <table:table-cell office:value-type="float" office:value="3268" calcext:value-type="float">
            <text:p>3268</text:p>
          </table:table-cell>
          <table:table-cell office:value-type="float" office:value="42499" calcext:value-type="float">
            <text:p>42499</text:p>
          </table:table-cell>
          <table:table-cell office:value-type="float" office:value="298263" calcext:value-type="float">
            <text:p>298263</text:p>
          </table:table-cell>
          <table:table-cell office:value-type="float" office:value="206788" calcext:value-type="float">
            <text:p>206788</text:p>
          </table:table-cell>
          <table:table-cell office:value-type="float" office:value="6737469" calcext:value-type="float">
            <text:p>6737469</text:p>
          </table:table-cell>
          <table:table-cell office:value-type="float" office:value="18332068" calcext:value-type="float">
            <text:p>18332068</text:p>
          </table:table-cell>
          <table:table-cell office:value-type="float" office:value="17086818" calcext:value-type="float">
            <text:p>17086818</text:p>
          </table:table-cell>
          <table:table-cell office:value-type="float" office:value="11763084" calcext:value-type="float">
            <text:p>1176308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631" calcext:value-type="float">
            <text:p>631</text:p>
          </table:table-cell>
          <table:table-cell office:value-type="float" office:value="1042" calcext:value-type="float">
            <text:p>1042</text:p>
          </table:table-cell>
          <table:table-cell office:value-type="float" office:value="5461" calcext:value-type="float">
            <text:p>5461</text:p>
          </table:table-cell>
          <table:table-cell office:value-type="float" office:value="44534" calcext:value-type="float">
            <text:p>44534</text:p>
          </table:table-cell>
          <table:table-cell office:value-type="float" office:value="59943" calcext:value-type="float">
            <text:p>59943</text:p>
          </table:table-cell>
          <table:table-cell office:value-type="float" office:value="2405345" calcext:value-type="float">
            <text:p>2405345</text:p>
          </table:table-cell>
          <table:table-cell office:value-type="float" office:value="141576" calcext:value-type="float">
            <text:p>141576</text:p>
          </table:table-cell>
          <table:table-cell office:value-type="float" office:value="3349014" calcext:value-type="float">
            <text:p>3349014</text:p>
          </table:table-cell>
          <table:table-cell office:value-type="float" office:value="24625602" calcext:value-type="float">
            <text:p>24625602</text:p>
          </table:table-cell>
          <table:table-cell office:value-type="float" office:value="84190079" calcext:value-type="float">
            <text:p>8419007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office:value-type="float" office:value="572" calcext:value-type="float">
            <text:p>572</text:p>
          </table:table-cell>
          <table:table-cell office:value-type="float" office:value="1263" calcext:value-type="float">
            <text:p>1263</text:p>
          </table:table-cell>
          <table:table-cell office:value-type="float" office:value="22388" calcext:value-type="float">
            <text:p>22388</text:p>
          </table:table-cell>
          <table:table-cell office:value-type="float" office:value="48167" calcext:value-type="float">
            <text:p>48167</text:p>
          </table:table-cell>
          <table:table-cell office:value-type="float" office:value="92177" calcext:value-type="float">
            <text:p>92177</text:p>
          </table:table-cell>
          <table:table-cell office:value-type="float" office:value="120831" calcext:value-type="float">
            <text:p>120831</text:p>
          </table:table-cell>
          <table:table-cell office:value-type="float" office:value="749983" calcext:value-type="float">
            <text:p>749983</text:p>
          </table:table-cell>
          <table:table-cell office:value-type="float" office:value="4685874" calcext:value-type="float">
            <text:p>4685874</text:p>
          </table:table-cell>
          <table:table-cell office:value-type="float" office:value="27721407" calcext:value-type="float">
            <text:p>27721407</text:p>
          </table:table-cell>
          <table:table-cell office:value-type="float" office:value="124287424" calcext:value-type="float">
            <text:p>12428742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07" calcext:value-type="float">
            <text:p>407</text:p>
          </table:table-cell>
          <table:table-cell office:value-type="float" office:value="717" calcext:value-type="float">
            <text:p>717</text:p>
          </table:table-cell>
          <table:table-cell office:value-type="float" office:value="1624" calcext:value-type="float">
            <text:p>1624</text:p>
          </table:table-cell>
          <table:table-cell office:value-type="float" office:value="2596" calcext:value-type="float">
            <text:p>2596</text:p>
          </table:table-cell>
          <table:table-cell office:value-type="float" office:value="41591" calcext:value-type="float">
            <text:p>41591</text:p>
          </table:table-cell>
          <table:table-cell office:value-type="float" office:value="151776" calcext:value-type="float">
            <text:p>151776</text:p>
          </table:table-cell>
          <table:table-cell office:value-type="float" office:value="419181" calcext:value-type="float">
            <text:p>419181</text:p>
          </table:table-cell>
          <table:table-cell office:value-type="float" office:value="116360" calcext:value-type="float">
            <text:p>116360</text:p>
          </table:table-cell>
          <table:table-cell office:value-type="float" office:value="5081342" calcext:value-type="float">
            <text:p>5081342</text:p>
          </table:table-cell>
          <table:table-cell office:value-type="float" office:value="14113620" calcext:value-type="float">
            <text:p>14113620</text:p>
          </table:table-cell>
          <table:table-cell office:value-type="float" office:value="176462611" calcext:value-type="float">
            <text:p>17646261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04" calcext:value-type="float">
            <text:p>404</text:p>
          </table:table-cell>
          <table:table-cell office:value-type="float" office:value="535" calcext:value-type="float">
            <text:p>535</text:p>
          </table:table-cell>
          <table:table-cell office:value-type="float" office:value="1226" calcext:value-type="float">
            <text:p>1226</text:p>
          </table:table-cell>
          <table:table-cell office:value-type="float" office:value="1623" calcext:value-type="float">
            <text:p>1623</text:p>
          </table:table-cell>
          <table:table-cell office:value-type="float" office:value="42979" calcext:value-type="float">
            <text:p>42979</text:p>
          </table:table-cell>
          <table:table-cell office:value-type="float" office:value="124084" calcext:value-type="float">
            <text:p>124084</text:p>
          </table:table-cell>
          <table:table-cell office:value-type="float" office:value="194486" calcext:value-type="float">
            <text:p>194486</text:p>
          </table:table-cell>
          <table:table-cell office:value-type="float" office:value="826810" calcext:value-type="float">
            <text:p>826810</text:p>
          </table:table-cell>
          <table:table-cell office:value-type="float" office:value="2297678" calcext:value-type="float">
            <text:p>2297678</text:p>
          </table:table-cell>
          <table:table-cell office:value-type="float" office:value="22528290" calcext:value-type="float">
            <text:p>22528290</text:p>
          </table:table-cell>
          <table:table-cell office:value-type="float" office:value="27004158" calcext:value-type="float">
            <text:p>27004158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643" calcext:value-type="float">
            <text:p>643</text:p>
          </table:table-cell>
          <table:table-cell office:value-type="float" office:value="2138" calcext:value-type="float">
            <text:p>2138</text:p>
          </table:table-cell>
          <table:table-cell office:value-type="float" office:value="3180" calcext:value-type="float">
            <text:p>3180</text:p>
          </table:table-cell>
          <table:table-cell office:value-type="float" office:value="15582" calcext:value-type="float">
            <text:p>15582</text:p>
          </table:table-cell>
          <table:table-cell office:value-type="float" office:value="124718" calcext:value-type="float">
            <text:p>124718</text:p>
          </table:table-cell>
          <table:table-cell office:value-type="float" office:value="396995" calcext:value-type="float">
            <text:p>396995</text:p>
          </table:table-cell>
          <table:table-cell office:value-type="float" office:value="11487383" calcext:value-type="float">
            <text:p>11487383</text:p>
          </table:table-cell>
          <table:table-cell office:value-type="float" office:value="8033436" calcext:value-type="float">
            <text:p>8033436</text:p>
          </table:table-cell>
          <table:table-cell office:value-type="float" office:value="17097161" calcext:value-type="float">
            <text:p>17097161</text:p>
          </table:table-cell>
          <table:table-cell office:value-type="float" office:value="267649700" calcext:value-type="float">
            <text:p>267649700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408" calcext:value-type="float">
            <text:p>408</text:p>
          </table:table-cell>
          <table:table-cell office:value-type="float" office:value="532" calcext:value-type="float">
            <text:p>532</text:p>
          </table:table-cell>
          <table:table-cell office:value-type="float" office:value="2289" calcext:value-type="float">
            <text:p>2289</text:p>
          </table:table-cell>
          <table:table-cell office:value-type="float" office:value="16627" calcext:value-type="float">
            <text:p>16627</text:p>
          </table:table-cell>
          <table:table-cell office:value-type="float" office:value="45243" calcext:value-type="float">
            <text:p>45243</text:p>
          </table:table-cell>
          <table:table-cell office:value-type="float" office:value="140478" calcext:value-type="float">
            <text:p>140478</text:p>
          </table:table-cell>
          <table:table-cell office:value-type="float" office:value="203666" calcext:value-type="float">
            <text:p>203666</text:p>
          </table:table-cell>
          <table:table-cell office:value-type="float" office:value="1196244" calcext:value-type="float">
            <text:p>1196244</text:p>
          </table:table-cell>
          <table:table-cell office:value-type="float" office:value="869872" calcext:value-type="float">
            <text:p>869872</text:p>
          </table:table-cell>
          <table:table-cell office:value-type="float" office:value="17155802" calcext:value-type="float">
            <text:p>17155802</text:p>
          </table:table-cell>
          <table:table-cell office:value-type="float" office:value="12259905" calcext:value-type="float">
            <text:p>1225990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office:value-type="float" office:value="610" calcext:value-type="float">
            <text:p>610</text:p>
          </table:table-cell>
          <table:table-cell office:value-type="float" office:value="1188" calcext:value-type="float">
            <text:p>1188</text:p>
          </table:table-cell>
          <table:table-cell office:value-type="float" office:value="2115" calcext:value-type="float">
            <text:p>2115</text:p>
          </table:table-cell>
          <table:table-cell office:value-type="float" office:value="48811" calcext:value-type="float">
            <text:p>48811</text:p>
          </table:table-cell>
          <table:table-cell office:value-type="float" office:value="124402" calcext:value-type="float">
            <text:p>124402</text:p>
          </table:table-cell>
          <table:table-cell office:value-type="float" office:value="111675" calcext:value-type="float">
            <text:p>111675</text:p>
          </table:table-cell>
          <table:table-cell office:value-type="float" office:value="1343990" calcext:value-type="float">
            <text:p>1343990</text:p>
          </table:table-cell>
          <table:table-cell office:value-type="float" office:value="13138242" calcext:value-type="float">
            <text:p>13138242</text:p>
          </table:table-cell>
          <table:table-cell office:value-type="float" office:value="34475844" calcext:value-type="float">
            <text:p>34475844</text:p>
          </table:table-cell>
          <table:table-cell office:value-type="float" office:value="55145558" calcext:value-type="float">
            <text:p>5514555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11" calcext:value-type="float">
            <text:p>411</text:p>
          </table:table-cell>
          <table:table-cell office:value-type="float" office:value="247" calcext:value-type="float">
            <text:p>247</text:p>
          </table:table-cell>
          <table:table-cell office:value-type="float" office:value="1161" calcext:value-type="float">
            <text:p>1161</text:p>
          </table:table-cell>
          <table:table-cell office:value-type="float" office:value="5420" calcext:value-type="float">
            <text:p>5420</text:p>
          </table:table-cell>
          <table:table-cell office:value-type="float" office:value="9715" calcext:value-type="float">
            <text:p>9715</text:p>
          </table:table-cell>
          <table:table-cell office:value-type="float" office:value="135248" calcext:value-type="float">
            <text:p>135248</text:p>
          </table:table-cell>
          <table:table-cell office:value-type="float" office:value="165113" calcext:value-type="float">
            <text:p>165113</text:p>
          </table:table-cell>
          <table:table-cell office:value-type="float" office:value="1234848" calcext:value-type="float">
            <text:p>1234848</text:p>
          </table:table-cell>
          <table:table-cell office:value-type="float" office:value="8629018" calcext:value-type="float">
            <text:p>8629018</text:p>
          </table:table-cell>
          <table:table-cell office:value-type="float" office:value="23060968" calcext:value-type="float">
            <text:p>23060968</text:p>
          </table:table-cell>
          <table:table-cell office:value-type="float" office:value="65171239" calcext:value-type="float">
            <text:p>6517123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613" calcext:value-type="float">
            <text:p>613</text:p>
          </table:table-cell>
          <table:table-cell office:value-type="float" office:value="1850" calcext:value-type="float">
            <text:p>1850</text:p>
          </table:table-cell>
          <table:table-cell office:value-type="float" office:value="4540" calcext:value-type="float">
            <text:p>4540</text:p>
          </table:table-cell>
          <table:table-cell office:value-type="float" office:value="47734" calcext:value-type="float">
            <text:p>47734</text:p>
          </table:table-cell>
          <table:table-cell office:value-type="float" office:value="137396" calcext:value-type="float">
            <text:p>137396</text:p>
          </table:table-cell>
          <table:table-cell office:value-type="float" office:value="188558" calcext:value-type="float">
            <text:p>188558</text:p>
          </table:table-cell>
          <table:table-cell office:value-type="float" office:value="381875" calcext:value-type="float">
            <text:p>381875</text:p>
          </table:table-cell>
          <table:table-cell office:value-type="float" office:value="9496751" calcext:value-type="float">
            <text:p>9496751</text:p>
          </table:table-cell>
          <table:table-cell office:value-type="float" office:value="20718166" calcext:value-type="float">
            <text:p>20718166</text:p>
          </table:table-cell>
          <table:table-cell office:value-type="float" office:value="27776799" calcext:value-type="float">
            <text:p>2777679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office:value-type="float" office:value="1288" calcext:value-type="float">
            <text:p>1288</text:p>
          </table:table-cell>
          <table:table-cell office:value-type="float" office:value="16633" calcext:value-type="float">
            <text:p>16633</text:p>
          </table:table-cell>
          <table:table-cell office:value-type="float" office:value="66819" calcext:value-type="float">
            <text:p>66819</text:p>
          </table:table-cell>
          <table:table-cell office:value-type="float" office:value="168763" calcext:value-type="float">
            <text:p>168763</text:p>
          </table:table-cell>
          <table:table-cell office:value-type="float" office:value="102504" calcext:value-type="float">
            <text:p>102504</text:p>
          </table:table-cell>
          <table:table-cell office:value-type="float" office:value="201396" calcext:value-type="float">
            <text:p>201396</text:p>
          </table:table-cell>
          <table:table-cell office:value-type="float" office:value="12053017" calcext:value-type="float">
            <text:p>12053017</text:p>
          </table:table-cell>
          <table:table-cell office:value-type="float" office:value="16945178" calcext:value-type="float">
            <text:p>16945178</text:p>
          </table:table-cell>
          <table:table-cell office:value-type="float" office:value="8739368" calcext:value-type="float">
            <text:p>873936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office:value-type="float" office:value="1117" calcext:value-type="float">
            <text:p>1117</text:p>
          </table:table-cell>
          <table:table-cell office:value-type="float" office:value="21447" calcext:value-type="float">
            <text:p>21447</text:p>
          </table:table-cell>
          <table:table-cell office:value-type="float" office:value="46997" calcext:value-type="float">
            <text:p>46997</text:p>
          </table:table-cell>
          <table:table-cell office:value-type="float" office:value="60908" calcext:value-type="float">
            <text:p>60908</text:p>
          </table:table-cell>
          <table:table-cell office:value-type="float" office:value="100898" calcext:value-type="float">
            <text:p>100898</text:p>
          </table:table-cell>
          <table:table-cell office:value-type="float" office:value="302853" calcext:value-type="float">
            <text:p>302853</text:p>
          </table:table-cell>
          <table:table-cell office:value-type="float" office:value="1685704" calcext:value-type="float">
            <text:p>1685704</text:p>
          </table:table-cell>
          <table:table-cell office:value-type="float" office:value="8753887" calcext:value-type="float">
            <text:p>8753887</text:p>
          </table:table-cell>
          <table:table-cell office:value-type="float" office:value="21648867" calcext:value-type="float">
            <text:p>21648867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8" calcext:value-type="float">
            <text:p>408</text:p>
          </table:table-cell>
          <table:table-cell office:value-type="float" office:value="749" calcext:value-type="float">
            <text:p>749</text:p>
          </table:table-cell>
          <table:table-cell office:value-type="float" office:value="1224" calcext:value-type="float">
            <text:p>1224</text:p>
          </table:table-cell>
          <table:table-cell office:value-type="float" office:value="1603" calcext:value-type="float">
            <text:p>1603</text:p>
          </table:table-cell>
          <table:table-cell office:value-type="float" office:value="41231" calcext:value-type="float">
            <text:p>41231</text:p>
          </table:table-cell>
          <table:table-cell office:value-type="float" office:value="68169" calcext:value-type="float">
            <text:p>68169</text:p>
          </table:table-cell>
          <table:table-cell office:value-type="float" office:value="232448" calcext:value-type="float">
            <text:p>232448</text:p>
          </table:table-cell>
          <table:table-cell office:value-type="float" office:value="205231" calcext:value-type="float">
            <text:p>205231</text:p>
          </table:table-cell>
          <table:table-cell office:value-type="float" office:value="7073977" calcext:value-type="float">
            <text:p>7073977</text:p>
          </table:table-cell>
          <table:table-cell office:value-type="float" office:value="30738695" calcext:value-type="float">
            <text:p>30738695</text:p>
          </table:table-cell>
          <table:table-cell office:value-type="float" office:value="44355457" calcext:value-type="float">
            <text:p>44355457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407" calcext:value-type="float">
            <text:p>407</text:p>
          </table:table-cell>
          <table:table-cell office:value-type="float" office:value="613" calcext:value-type="float">
            <text:p>613</text:p>
          </table:table-cell>
          <table:table-cell office:value-type="float" office:value="2104" calcext:value-type="float">
            <text:p>2104</text:p>
          </table:table-cell>
          <table:table-cell office:value-type="float" office:value="4588" calcext:value-type="float">
            <text:p>4588</text:p>
          </table:table-cell>
          <table:table-cell office:value-type="float" office:value="2656" calcext:value-type="float">
            <text:p>2656</text:p>
          </table:table-cell>
          <table:table-cell office:value-type="float" office:value="95530" calcext:value-type="float">
            <text:p>95530</text:p>
          </table:table-cell>
          <table:table-cell office:value-type="float" office:value="163726" calcext:value-type="float">
            <text:p>163726</text:p>
          </table:table-cell>
          <table:table-cell office:value-type="float" office:value="1659599" calcext:value-type="float">
            <text:p>1659599</text:p>
          </table:table-cell>
          <table:table-cell office:value-type="float" office:value="4317213" calcext:value-type="float">
            <text:p>4317213</text:p>
          </table:table-cell>
          <table:table-cell office:value-type="float" office:value="39487552" calcext:value-type="float">
            <text:p>39487552</text:p>
          </table:table-cell>
          <table:table-cell office:value-type="float" office:value="34577640" calcext:value-type="float">
            <text:p>34577640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531" calcext:value-type="float">
            <text:p>531</text:p>
          </table:table-cell>
          <table:table-cell office:value-type="float" office:value="2161" calcext:value-type="float">
            <text:p>2161</text:p>
          </table:table-cell>
          <table:table-cell office:value-type="float" office:value="4887" calcext:value-type="float">
            <text:p>4887</text:p>
          </table:table-cell>
          <table:table-cell office:value-type="float" office:value="12630" calcext:value-type="float">
            <text:p>12630</text:p>
          </table:table-cell>
          <table:table-cell office:value-type="float" office:value="92590" calcext:value-type="float">
            <text:p>92590</text:p>
          </table:table-cell>
          <table:table-cell office:value-type="float" office:value="170556" calcext:value-type="float">
            <text:p>170556</text:p>
          </table:table-cell>
          <table:table-cell office:value-type="float" office:value="10432365" calcext:value-type="float">
            <text:p>10432365</text:p>
          </table:table-cell>
          <table:table-cell office:value-type="float" office:value="12201704" calcext:value-type="float">
            <text:p>12201704</text:p>
          </table:table-cell>
          <table:table-cell office:value-type="float" office:value="12287689" calcext:value-type="float">
            <text:p>12287689</text:p>
          </table:table-cell>
          <table:table-cell office:value-type="float" office:value="543255125" calcext:value-type="float">
            <text:p>54325512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99" calcext:value-type="float">
            <text:p>199</text:p>
          </table:table-cell>
          <table:table-cell office:value-type="float" office:value="589" calcext:value-type="float">
            <text:p>589</text:p>
          </table:table-cell>
          <table:table-cell office:value-type="float" office:value="1266" calcext:value-type="float">
            <text:p>1266</text:p>
          </table:table-cell>
          <table:table-cell office:value-type="float" office:value="4111" calcext:value-type="float">
            <text:p>4111</text:p>
          </table:table-cell>
          <table:table-cell office:value-type="float" office:value="44879" calcext:value-type="float">
            <text:p>44879</text:p>
          </table:table-cell>
          <table:table-cell office:value-type="float" office:value="108988" calcext:value-type="float">
            <text:p>108988</text:p>
          </table:table-cell>
          <table:table-cell office:value-type="float" office:value="108817" calcext:value-type="float">
            <text:p>108817</text:p>
          </table:table-cell>
          <table:table-cell office:value-type="float" office:value="345355" calcext:value-type="float">
            <text:p>345355</text:p>
          </table:table-cell>
          <table:table-cell office:value-type="float" office:value="22884310" calcext:value-type="float">
            <text:p>22884310</text:p>
          </table:table-cell>
          <table:table-cell office:value-type="float" office:value="56968443" calcext:value-type="float">
            <text:p>56968443</text:p>
          </table:table-cell>
          <table:table-cell office:value-type="float" office:value="144218297" calcext:value-type="float">
            <text:p>144218297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105" calcext:value-type="float">
            <text:p>1105</text:p>
          </table:table-cell>
          <table:table-cell office:value-type="float" office:value="2325" calcext:value-type="float">
            <text:p>2325</text:p>
          </table:table-cell>
          <table:table-cell office:value-type="float" office:value="9464" calcext:value-type="float">
            <text:p>9464</text:p>
          </table:table-cell>
          <table:table-cell office:value-type="float" office:value="134345" calcext:value-type="float">
            <text:p>134345</text:p>
          </table:table-cell>
          <table:table-cell office:value-type="float" office:value="436195" calcext:value-type="float">
            <text:p>436195</text:p>
          </table:table-cell>
          <table:table-cell office:value-type="float" office:value="268572" calcext:value-type="float">
            <text:p>268572</text:p>
          </table:table-cell>
          <table:table-cell office:value-type="float" office:value="14803479" calcext:value-type="float">
            <text:p>14803479</text:p>
          </table:table-cell>
          <table:table-cell office:value-type="float" office:value="28057157" calcext:value-type="float">
            <text:p>28057157</text:p>
          </table:table-cell>
          <table:table-cell office:value-type="float" office:value="279103444" calcext:value-type="float">
            <text:p>27910344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05" calcext:value-type="float">
            <text:p>405</text:p>
          </table:table-cell>
          <table:table-cell office:value-type="float" office:value="615" calcext:value-type="float">
            <text:p>615</text:p>
          </table:table-cell>
          <table:table-cell office:value-type="float" office:value="1250" calcext:value-type="float">
            <text:p>1250</text:p>
          </table:table-cell>
          <table:table-cell office:value-type="float" office:value="21219" calcext:value-type="float">
            <text:p>21219</text:p>
          </table:table-cell>
          <table:table-cell office:value-type="float" office:value="52245" calcext:value-type="float">
            <text:p>52245</text:p>
          </table:table-cell>
          <table:table-cell office:value-type="float" office:value="83026" calcext:value-type="float">
            <text:p>83026</text:p>
          </table:table-cell>
          <table:table-cell office:value-type="float" office:value="226684" calcext:value-type="float">
            <text:p>226684</text:p>
          </table:table-cell>
          <table:table-cell office:value-type="float" office:value="5682102" calcext:value-type="float">
            <text:p>5682102</text:p>
          </table:table-cell>
          <table:table-cell office:value-type="float" office:value="1283739" calcext:value-type="float">
            <text:p>1283739</text:p>
          </table:table-cell>
          <table:table-cell office:value-type="float" office:value="4673979" calcext:value-type="float">
            <text:p>4673979</text:p>
          </table:table-cell>
          <table:table-cell office:value-type="float" office:value="448482864" calcext:value-type="float">
            <text:p>44848286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535" calcext:value-type="float">
            <text:p>535</text:p>
          </table:table-cell>
          <table:table-cell office:value-type="float" office:value="1051" calcext:value-type="float">
            <text:p>1051</text:p>
          </table:table-cell>
          <table:table-cell office:value-type="float" office:value="2520" calcext:value-type="float">
            <text:p>2520</text:p>
          </table:table-cell>
          <table:table-cell office:value-type="float" office:value="7708" calcext:value-type="float">
            <text:p>7708</text:p>
          </table:table-cell>
          <table:table-cell office:value-type="float" office:value="72113" calcext:value-type="float">
            <text:p>72113</text:p>
          </table:table-cell>
          <table:table-cell office:value-type="float" office:value="212624" calcext:value-type="float">
            <text:p>212624</text:p>
          </table:table-cell>
          <table:table-cell office:value-type="float" office:value="297580" calcext:value-type="float">
            <text:p>297580</text:p>
          </table:table-cell>
          <table:table-cell office:value-type="float" office:value="11113979" calcext:value-type="float">
            <text:p>11113979</text:p>
          </table:table-cell>
          <table:table-cell office:value-type="float" office:value="18286065" calcext:value-type="float">
            <text:p>18286065</text:p>
          </table:table-cell>
          <table:table-cell office:value-type="float" office:value="30696678" calcext:value-type="float">
            <text:p>3069667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571" calcext:value-type="float">
            <text:p>571</text:p>
          </table:table-cell>
          <table:table-cell office:value-type="float" office:value="1469" calcext:value-type="float">
            <text:p>1469</text:p>
          </table:table-cell>
          <table:table-cell office:value-type="float" office:value="3922" calcext:value-type="float">
            <text:p>3922</text:p>
          </table:table-cell>
          <table:table-cell office:value-type="float" office:value="72450" calcext:value-type="float">
            <text:p>72450</text:p>
          </table:table-cell>
          <table:table-cell office:value-type="float" office:value="88966" calcext:value-type="float">
            <text:p>88966</text:p>
          </table:table-cell>
          <table:table-cell office:value-type="float" office:value="197344" calcext:value-type="float">
            <text:p>197344</text:p>
          </table:table-cell>
          <table:table-cell office:value-type="float" office:value="8356161" calcext:value-type="float">
            <text:p>8356161</text:p>
          </table:table-cell>
          <table:table-cell office:value-type="float" office:value="12704058" calcext:value-type="float">
            <text:p>12704058</text:p>
          </table:table-cell>
          <table:table-cell office:value-type="float" office:value="17210597" calcext:value-type="float">
            <text:p>17210597</text:p>
          </table:table-cell>
          <table:table-cell office:value-type="float" office:value="17529129" calcext:value-type="float">
            <text:p>1752912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float" office:value="1314" calcext:value-type="float">
            <text:p>1314</text:p>
          </table:table-cell>
          <table:table-cell office:value-type="float" office:value="7233" calcext:value-type="float">
            <text:p>7233</text:p>
          </table:table-cell>
          <table:table-cell office:value-type="float" office:value="79869" calcext:value-type="float">
            <text:p>79869</text:p>
          </table:table-cell>
          <table:table-cell office:value-type="float" office:value="125542" calcext:value-type="float">
            <text:p>125542</text:p>
          </table:table-cell>
          <table:table-cell office:value-type="float" office:value="159713" calcext:value-type="float">
            <text:p>159713</text:p>
          </table:table-cell>
          <table:table-cell office:value-type="float" office:value="944982" calcext:value-type="float">
            <text:p>944982</text:p>
          </table:table-cell>
          <table:table-cell office:value-type="float" office:value="12036561" calcext:value-type="float">
            <text:p>12036561</text:p>
          </table:table-cell>
          <table:table-cell office:value-type="float" office:value="10889451" calcext:value-type="float">
            <text:p>10889451</text:p>
          </table:table-cell>
          <table:table-cell office:value-type="float" office:value="36816483" calcext:value-type="float">
            <text:p>36816483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599" calcext:value-type="float">
            <text:p>599</text:p>
          </table:table-cell>
          <table:table-cell office:value-type="float" office:value="1337" calcext:value-type="float">
            <text:p>1337</text:p>
          </table:table-cell>
          <table:table-cell office:value-type="float" office:value="17871" calcext:value-type="float">
            <text:p>17871</text:p>
          </table:table-cell>
          <table:table-cell office:value-type="float" office:value="43904" calcext:value-type="float">
            <text:p>43904</text:p>
          </table:table-cell>
          <table:table-cell office:value-type="float" office:value="104160" calcext:value-type="float">
            <text:p>104160</text:p>
          </table:table-cell>
          <table:table-cell office:value-type="float" office:value="233794" calcext:value-type="float">
            <text:p>233794</text:p>
          </table:table-cell>
          <table:table-cell office:value-type="float" office:value="218086" calcext:value-type="float">
            <text:p>218086</text:p>
          </table:table-cell>
          <table:table-cell office:value-type="float" office:value="6645848" calcext:value-type="float">
            <text:p>6645848</text:p>
          </table:table-cell>
          <table:table-cell office:value-type="float" office:value="11303694" calcext:value-type="float">
            <text:p>11303694</text:p>
          </table:table-cell>
          <table:table-cell office:value-type="float" office:value="923091727" calcext:value-type="float">
            <text:p>923091727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09" calcext:value-type="float">
            <text:p>409</text:p>
          </table:table-cell>
          <table:table-cell office:value-type="float" office:value="655" calcext:value-type="float">
            <text:p>655</text:p>
          </table:table-cell>
          <table:table-cell office:value-type="float" office:value="1110" calcext:value-type="float">
            <text:p>1110</text:p>
          </table:table-cell>
          <table:table-cell office:value-type="float" office:value="21118" calcext:value-type="float">
            <text:p>21118</text:p>
          </table:table-cell>
          <table:table-cell office:value-type="float" office:value="3229" calcext:value-type="float">
            <text:p>3229</text:p>
          </table:table-cell>
          <table:table-cell office:value-type="float" office:value="117418" calcext:value-type="float">
            <text:p>117418</text:p>
          </table:table-cell>
          <table:table-cell office:value-type="float" office:value="540783" calcext:value-type="float">
            <text:p>540783</text:p>
          </table:table-cell>
          <table:table-cell office:value-type="float" office:value="10923112" calcext:value-type="float">
            <text:p>10923112</text:p>
          </table:table-cell>
          <table:table-cell office:value-type="float" office:value="5279856" calcext:value-type="float">
            <text:p>5279856</text:p>
          </table:table-cell>
          <table:table-cell office:value-type="float" office:value="34639098" calcext:value-type="float">
            <text:p>34639098</text:p>
          </table:table-cell>
          <table:table-cell office:value-type="float" office:value="38806943" calcext:value-type="float">
            <text:p>3880694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54" calcext:value-type="float">
            <text:p>154</text:p>
          </table:table-cell>
          <table:table-cell office:value-type="float" office:value="574" calcext:value-type="float">
            <text:p>574</text:p>
          </table:table-cell>
          <table:table-cell office:value-type="float" office:value="6622" calcext:value-type="float">
            <text:p>6622</text:p>
          </table:table-cell>
          <table:table-cell office:value-type="float" office:value="2223" calcext:value-type="float">
            <text:p>2223</text:p>
          </table:table-cell>
          <table:table-cell office:value-type="float" office:value="58429" calcext:value-type="float">
            <text:p>58429</text:p>
          </table:table-cell>
          <table:table-cell office:value-type="float" office:value="206784" calcext:value-type="float">
            <text:p>206784</text:p>
          </table:table-cell>
          <table:table-cell office:value-type="float" office:value="328381" calcext:value-type="float">
            <text:p>328381</text:p>
          </table:table-cell>
          <table:table-cell office:value-type="float" office:value="4217895" calcext:value-type="float">
            <text:p>4217895</text:p>
          </table:table-cell>
          <table:table-cell office:value-type="float" office:value="3094496" calcext:value-type="float">
            <text:p>3094496</text:p>
          </table:table-cell>
          <table:table-cell office:value-type="float" office:value="41949227" calcext:value-type="float">
            <text:p>41949227</text:p>
          </table:table-cell>
          <table:table-cell office:value-type="float" office:value="19762737" calcext:value-type="float">
            <text:p>19762737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1281" calcext:value-type="float">
            <text:p>1281</text:p>
          </table:table-cell>
          <table:table-cell office:value-type="float" office:value="2160" calcext:value-type="float">
            <text:p>2160</text:p>
          </table:table-cell>
          <table:table-cell office:value-type="float" office:value="11537" calcext:value-type="float">
            <text:p>11537</text:p>
          </table:table-cell>
          <table:table-cell office:value-type="float" office:value="68972" calcext:value-type="float">
            <text:p>68972</text:p>
          </table:table-cell>
          <table:table-cell office:value-type="float" office:value="130242" calcext:value-type="float">
            <text:p>130242</text:p>
          </table:table-cell>
          <table:table-cell office:value-type="float" office:value="8088950" calcext:value-type="float">
            <text:p>8088950</text:p>
          </table:table-cell>
          <table:table-cell office:value-type="float" office:value="11332616" calcext:value-type="float">
            <text:p>11332616</text:p>
          </table:table-cell>
          <table:table-cell office:value-type="float" office:value="11403300" calcext:value-type="float">
            <text:p>11403300</text:p>
          </table:table-cell>
          <table:table-cell office:value-type="float" office:value="20631572" calcext:value-type="float">
            <text:p>20631572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796" calcext:value-type="float">
            <text:p>796</text:p>
          </table:table-cell>
          <table:table-cell office:value-type="float" office:value="1111" calcext:value-type="float">
            <text:p>1111</text:p>
          </table:table-cell>
          <table:table-cell office:value-type="float" office:value="2058" calcext:value-type="float">
            <text:p>2058</text:p>
          </table:table-cell>
          <table:table-cell office:value-type="float" office:value="5151" calcext:value-type="float">
            <text:p>5151</text:p>
          </table:table-cell>
          <table:table-cell office:value-type="float" office:value="90169" calcext:value-type="float">
            <text:p>90169</text:p>
          </table:table-cell>
          <table:table-cell office:value-type="float" office:value="106347" calcext:value-type="float">
            <text:p>106347</text:p>
          </table:table-cell>
          <table:table-cell office:value-type="float" office:value="819441" calcext:value-type="float">
            <text:p>819441</text:p>
          </table:table-cell>
          <table:table-cell office:value-type="float" office:value="162258" calcext:value-type="float">
            <text:p>162258</text:p>
          </table:table-cell>
          <table:table-cell office:value-type="float" office:value="26142249" calcext:value-type="float">
            <text:p>26142249</text:p>
          </table:table-cell>
          <table:table-cell office:value-type="float" office:value="76076924" calcext:value-type="float">
            <text:p>76076924</text:p>
          </table:table-cell>
          <table:table-cell table:number-columns-repeated="19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81" calcext:value-type="float">
            <text:p>281</text:p>
          </table:table-cell>
          <table:table-cell office:value-type="float" office:value="3400" calcext:value-type="float">
            <text:p>3400</text:p>
          </table:table-cell>
          <table:table-cell office:value-type="float" office:value="24489" calcext:value-type="float">
            <text:p>24489</text:p>
          </table:table-cell>
          <table:table-cell office:value-type="float" office:value="366510" calcext:value-type="float">
            <text:p>366510</text:p>
          </table:table-cell>
          <table:table-cell office:value-type="float" office:value="7999064" calcext:value-type="float">
            <text:p>7999064</text:p>
          </table:table-cell>
          <table:table-cell office:value-type="float" office:value="171003225" calcext:value-type="float">
            <text:p>171003225</text:p>
          </table:table-cell>
          <table:table-cell office:value-type="float" office:value="5206451190" calcext:value-type="float">
            <text:p>5206451190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65" calcext:value-type="float">
            <text:p>265</text:p>
          </table:table-cell>
          <table:table-cell office:value-type="float" office:value="3358" calcext:value-type="float">
            <text:p>3358</text:p>
          </table:table-cell>
          <table:table-cell office:value-type="float" office:value="17918" calcext:value-type="float">
            <text:p>17918</text:p>
          </table:table-cell>
          <table:table-cell office:value-type="float" office:value="317633" calcext:value-type="float">
            <text:p>317633</text:p>
          </table:table-cell>
          <table:table-cell office:value-type="float" office:value="7971404" calcext:value-type="float">
            <text:p>7971404</text:p>
          </table:table-cell>
          <table:table-cell office:value-type="float" office:value="192205446" calcext:value-type="float">
            <text:p>192205446</text:p>
          </table:table-cell>
          <table:table-cell office:value-type="float" office:value="4695949283" calcext:value-type="float">
            <text:p>4695949283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57" calcext:value-type="float">
            <text:p>257</text:p>
          </table:table-cell>
          <table:table-cell office:value-type="float" office:value="3383" calcext:value-type="float">
            <text:p>3383</text:p>
          </table:table-cell>
          <table:table-cell office:value-type="float" office:value="26643" calcext:value-type="float">
            <text:p>26643</text:p>
          </table:table-cell>
          <table:table-cell office:value-type="float" office:value="369372" calcext:value-type="float">
            <text:p>369372</text:p>
          </table:table-cell>
          <table:table-cell office:value-type="float" office:value="7936471" calcext:value-type="float">
            <text:p>7936471</text:p>
          </table:table-cell>
          <table:table-cell office:value-type="float" office:value="192237390" calcext:value-type="float">
            <text:p>192237390</text:p>
          </table:table-cell>
          <table:table-cell office:value-type="float" office:value="4695376779" calcext:value-type="float">
            <text:p>4695376779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42" calcext:value-type="float">
            <text:p>442</text:p>
          </table:table-cell>
          <table:table-cell office:value-type="float" office:value="3378" calcext:value-type="float">
            <text:p>3378</text:p>
          </table:table-cell>
          <table:table-cell office:value-type="float" office:value="21331" calcext:value-type="float">
            <text:p>21331</text:p>
          </table:table-cell>
          <table:table-cell office:value-type="float" office:value="394373" calcext:value-type="float">
            <text:p>394373</text:p>
          </table:table-cell>
          <table:table-cell office:value-type="float" office:value="6926984" calcext:value-type="float">
            <text:p>6926984</text:p>
          </table:table-cell>
          <table:table-cell office:value-type="float" office:value="192214051" calcext:value-type="float">
            <text:p>192214051</text:p>
          </table:table-cell>
          <table:table-cell office:value-type="float" office:value="5176067783" calcext:value-type="float">
            <text:p>5176067783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office:value-type="float" office:value="1624" calcext:value-type="float">
            <text:p>1624</text:p>
          </table:table-cell>
          <table:table-cell office:value-type="float" office:value="21386" calcext:value-type="float">
            <text:p>21386</text:p>
          </table:table-cell>
          <table:table-cell office:value-type="float" office:value="363603" calcext:value-type="float">
            <text:p>363603</text:p>
          </table:table-cell>
          <table:table-cell office:value-type="float" office:value="7945408" calcext:value-type="float">
            <text:p>7945408</text:p>
          </table:table-cell>
          <table:table-cell office:value-type="float" office:value="191224428" calcext:value-type="float">
            <text:p>191224428</text:p>
          </table:table-cell>
          <table:table-cell office:value-type="float" office:value="5179394642" calcext:value-type="float">
            <text:p>5179394642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5" calcext:value-type="float">
            <text:p>305</text:p>
          </table:table-cell>
          <table:table-cell office:value-type="float" office:value="1688" calcext:value-type="float">
            <text:p>1688</text:p>
          </table:table-cell>
          <table:table-cell office:value-type="float" office:value="21365" calcext:value-type="float">
            <text:p>21365</text:p>
          </table:table-cell>
          <table:table-cell office:value-type="float" office:value="317033" calcext:value-type="float">
            <text:p>317033</text:p>
          </table:table-cell>
          <table:table-cell office:value-type="float" office:value="8102690" calcext:value-type="float">
            <text:p>8102690</text:p>
          </table:table-cell>
          <table:table-cell office:value-type="float" office:value="189895440" calcext:value-type="float">
            <text:p>189895440</text:p>
          </table:table-cell>
          <table:table-cell office:value-type="float" office:value="5184815445" calcext:value-type="float">
            <text:p>5184815445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06" calcext:value-type="float">
            <text:p>206</text:p>
          </table:table-cell>
          <table:table-cell office:value-type="float" office:value="1451" calcext:value-type="float">
            <text:p>1451</text:p>
          </table:table-cell>
          <table:table-cell office:value-type="float" office:value="17816" calcext:value-type="float">
            <text:p>17816</text:p>
          </table:table-cell>
          <table:table-cell office:value-type="float" office:value="375268" calcext:value-type="float">
            <text:p>375268</text:p>
          </table:table-cell>
          <table:table-cell office:value-type="float" office:value="7992144" calcext:value-type="float">
            <text:p>7992144</text:p>
          </table:table-cell>
          <table:table-cell office:value-type="float" office:value="171014975" calcext:value-type="float">
            <text:p>171014975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19" calcext:value-type="float">
            <text:p>319</text:p>
          </table:table-cell>
          <table:table-cell office:value-type="float" office:value="1681" calcext:value-type="float">
            <text:p>1681</text:p>
          </table:table-cell>
          <table:table-cell office:value-type="float" office:value="21201" calcext:value-type="float">
            <text:p>21201</text:p>
          </table:table-cell>
          <table:table-cell office:value-type="float" office:value="368876" calcext:value-type="float">
            <text:p>368876</text:p>
          </table:table-cell>
          <table:table-cell office:value-type="float" office:value="7039259" calcext:value-type="float">
            <text:p>7039259</text:p>
          </table:table-cell>
          <table:table-cell office:value-type="float" office:value="192185549" calcext:value-type="float">
            <text:p>192185549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41" calcext:value-type="float">
            <text:p>441</text:p>
          </table:table-cell>
          <table:table-cell office:value-type="float" office:value="1678" calcext:value-type="float">
            <text:p>1678</text:p>
          </table:table-cell>
          <table:table-cell office:value-type="float" office:value="21382" calcext:value-type="float">
            <text:p>21382</text:p>
          </table:table-cell>
          <table:table-cell office:value-type="float" office:value="317725" calcext:value-type="float">
            <text:p>317725</text:p>
          </table:table-cell>
          <table:table-cell office:value-type="float" office:value="7997096" calcext:value-type="float">
            <text:p>7997096</text:p>
          </table:table-cell>
          <table:table-cell office:value-type="float" office:value="192253662" calcext:value-type="float">
            <text:p>192253662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07" calcext:value-type="float">
            <text:p>207</text:p>
          </table:table-cell>
          <table:table-cell office:value-type="float" office:value="1474" calcext:value-type="float">
            <text:p>1474</text:p>
          </table:table-cell>
          <table:table-cell office:value-type="float" office:value="21309" calcext:value-type="float">
            <text:p>21309</text:p>
          </table:table-cell>
          <table:table-cell office:value-type="float" office:value="369553" calcext:value-type="float">
            <text:p>369553</text:p>
          </table:table-cell>
          <table:table-cell office:value-type="float" office:value="7032029" calcext:value-type="float">
            <text:p>7032029</text:p>
          </table:table-cell>
          <table:table-cell office:value-type="float" office:value="191761486" calcext:value-type="float">
            <text:p>191761486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61" calcext:value-type="float">
            <text:p>261</text:p>
          </table:table-cell>
          <table:table-cell office:value-type="float" office:value="1484" calcext:value-type="float">
            <text:p>1484</text:p>
          </table:table-cell>
          <table:table-cell office:value-type="float" office:value="17781" calcext:value-type="float">
            <text:p>17781</text:p>
          </table:table-cell>
          <table:table-cell office:value-type="float" office:value="369087" calcext:value-type="float">
            <text:p>369087</text:p>
          </table:table-cell>
          <table:table-cell office:value-type="float" office:value="7031320" calcext:value-type="float">
            <text:p>7031320</text:p>
          </table:table-cell>
          <table:table-cell office:value-type="float" office:value="192050252" calcext:value-type="float">
            <text:p>192050252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38" calcext:value-type="float">
            <text:p>438</text:p>
          </table:table-cell>
          <table:table-cell office:value-type="float" office:value="1704" calcext:value-type="float">
            <text:p>1704</text:p>
          </table:table-cell>
          <table:table-cell office:value-type="float" office:value="21441" calcext:value-type="float">
            <text:p>21441</text:p>
          </table:table-cell>
          <table:table-cell office:value-type="float" office:value="316931" calcext:value-type="float">
            <text:p>316931</text:p>
          </table:table-cell>
          <table:table-cell office:value-type="float" office:value="7974997" calcext:value-type="float">
            <text:p>7974997</text:p>
          </table:table-cell>
          <table:table-cell office:value-type="float" office:value="192227613" calcext:value-type="float">
            <text:p>192227613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  <table:table-cell office:value-type="float" office:value="1687" calcext:value-type="float">
            <text:p>1687</text:p>
          </table:table-cell>
          <table:table-cell office:value-type="float" office:value="21285" calcext:value-type="float">
            <text:p>21285</text:p>
          </table:table-cell>
          <table:table-cell office:value-type="float" office:value="370946" calcext:value-type="float">
            <text:p>370946</text:p>
          </table:table-cell>
          <table:table-cell office:value-type="float" office:value="8205422" calcext:value-type="float">
            <text:p>8205422</text:p>
          </table:table-cell>
          <table:table-cell office:value-type="float" office:value="192261114" calcext:value-type="float">
            <text:p>192261114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13" calcext:value-type="float">
            <text:p>213</text:p>
          </table:table-cell>
          <table:table-cell office:value-type="float" office:value="1676" calcext:value-type="float">
            <text:p>1676</text:p>
          </table:table-cell>
          <table:table-cell office:value-type="float" office:value="21256" calcext:value-type="float">
            <text:p>21256</text:p>
          </table:table-cell>
          <table:table-cell office:value-type="float" office:value="370487" calcext:value-type="float">
            <text:p>370487</text:p>
          </table:table-cell>
          <table:table-cell office:value-type="float" office:value="8090239" calcext:value-type="float">
            <text:p>8090239</text:p>
          </table:table-cell>
          <table:table-cell office:value-type="float" office:value="192579997" calcext:value-type="float">
            <text:p>192579997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53" calcext:value-type="float">
            <text:p>253</text:p>
          </table:table-cell>
          <table:table-cell office:value-type="float" office:value="1714" calcext:value-type="float">
            <text:p>1714</text:p>
          </table:table-cell>
          <table:table-cell office:value-type="float" office:value="21340" calcext:value-type="float">
            <text:p>21340</text:p>
          </table:table-cell>
          <table:table-cell office:value-type="float" office:value="367965" calcext:value-type="float">
            <text:p>367965</text:p>
          </table:table-cell>
          <table:table-cell office:value-type="float" office:value="8072257" calcext:value-type="float">
            <text:p>8072257</text:p>
          </table:table-cell>
          <table:table-cell office:value-type="float" office:value="191665332" calcext:value-type="float">
            <text:p>191665332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  <table:table-cell office:value-type="float" office:value="1677" calcext:value-type="float">
            <text:p>1677</text:p>
          </table:table-cell>
          <table:table-cell office:value-type="float" office:value="20788" calcext:value-type="float">
            <text:p>20788</text:p>
          </table:table-cell>
          <table:table-cell office:value-type="float" office:value="342997" calcext:value-type="float">
            <text:p>342997</text:p>
          </table:table-cell>
          <table:table-cell office:value-type="float" office:value="8081888" calcext:value-type="float">
            <text:p>8081888</text:p>
          </table:table-cell>
          <table:table-cell office:value-type="float" office:value="171014684" calcext:value-type="float">
            <text:p>171014684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1437" calcext:value-type="float">
            <text:p>1437</text:p>
          </table:table-cell>
          <table:table-cell office:value-type="float" office:value="17792" calcext:value-type="float">
            <text:p>17792</text:p>
          </table:table-cell>
          <table:table-cell office:value-type="float" office:value="370869" calcext:value-type="float">
            <text:p>370869</text:p>
          </table:table-cell>
          <table:table-cell office:value-type="float" office:value="8092967" calcext:value-type="float">
            <text:p>8092967</text:p>
          </table:table-cell>
          <table:table-cell office:value-type="float" office:value="189953782" calcext:value-type="float">
            <text:p>189953782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1686" calcext:value-type="float">
            <text:p>1686</text:p>
          </table:table-cell>
          <table:table-cell office:value-type="float" office:value="21317" calcext:value-type="float">
            <text:p>21317</text:p>
          </table:table-cell>
          <table:table-cell office:value-type="float" office:value="370586" calcext:value-type="float">
            <text:p>370586</text:p>
          </table:table-cell>
          <table:table-cell office:value-type="float" office:value="8092686" calcext:value-type="float">
            <text:p>8092686</text:p>
          </table:table-cell>
          <table:table-cell office:value-type="float" office:value="189892407" calcext:value-type="float">
            <text:p>18989240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8" calcext:value-type="float">
            <text:p>208</text:p>
          </table:table-cell>
          <table:table-cell office:value-type="float" office:value="1713" calcext:value-type="float">
            <text:p>1713</text:p>
          </table:table-cell>
          <table:table-cell office:value-type="float" office:value="22323" calcext:value-type="float">
            <text:p>22323</text:p>
          </table:table-cell>
          <table:table-cell office:value-type="float" office:value="317797" calcext:value-type="float">
            <text:p>317797</text:p>
          </table:table-cell>
          <table:table-cell office:value-type="float" office:value="7976841" calcext:value-type="float">
            <text:p>7976841</text:p>
          </table:table-cell>
          <table:table-cell office:value-type="float" office:value="189952419" calcext:value-type="float">
            <text:p>189952419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office:value-type="float" office:value="1682" calcext:value-type="float">
            <text:p>1682</text:p>
          </table:table-cell>
          <table:table-cell office:value-type="float" office:value="22529" calcext:value-type="float">
            <text:p>22529</text:p>
          </table:table-cell>
          <table:table-cell office:value-type="float" office:value="394383" calcext:value-type="float">
            <text:p>394383</text:p>
          </table:table-cell>
          <table:table-cell office:value-type="float" office:value="8093633" calcext:value-type="float">
            <text:p>8093633</text:p>
          </table:table-cell>
          <table:table-cell office:value-type="float" office:value="170951600" calcext:value-type="float">
            <text:p>17095160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1683" calcext:value-type="float">
            <text:p>1683</text:p>
          </table:table-cell>
          <table:table-cell office:value-type="float" office:value="21277" calcext:value-type="float">
            <text:p>21277</text:p>
          </table:table-cell>
          <table:table-cell office:value-type="float" office:value="369351" calcext:value-type="float">
            <text:p>369351</text:p>
          </table:table-cell>
          <table:table-cell office:value-type="float" office:value="8092759" calcext:value-type="float">
            <text:p>8092759</text:p>
          </table:table-cell>
          <table:table-cell office:value-type="float" office:value="189949212" calcext:value-type="float">
            <text:p>189949212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35" calcext:value-type="float">
            <text:p>435</text:p>
          </table:table-cell>
          <table:table-cell office:value-type="float" office:value="1507" calcext:value-type="float">
            <text:p>1507</text:p>
          </table:table-cell>
          <table:table-cell office:value-type="float" office:value="21306" calcext:value-type="float">
            <text:p>21306</text:p>
          </table:table-cell>
          <table:table-cell office:value-type="float" office:value="375441" calcext:value-type="float">
            <text:p>375441</text:p>
          </table:table-cell>
          <table:table-cell office:value-type="float" office:value="7994977" calcext:value-type="float">
            <text:p>7994977</text:p>
          </table:table-cell>
          <table:table-cell office:value-type="float" office:value="170974797" calcext:value-type="float">
            <text:p>17097479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04" calcext:value-type="float">
            <text:p>304</text:p>
          </table:table-cell>
          <table:table-cell office:value-type="float" office:value="1682" calcext:value-type="float">
            <text:p>1682</text:p>
          </table:table-cell>
          <table:table-cell office:value-type="float" office:value="17791" calcext:value-type="float">
            <text:p>17791</text:p>
          </table:table-cell>
          <table:table-cell office:value-type="float" office:value="317818" calcext:value-type="float">
            <text:p>317818</text:p>
          </table:table-cell>
          <table:table-cell office:value-type="float" office:value="7965919" calcext:value-type="float">
            <text:p>7965919</text:p>
          </table:table-cell>
          <table:table-cell office:value-type="float" office:value="192250129" calcext:value-type="float">
            <text:p>192250129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15" calcext:value-type="float">
            <text:p>315</text:p>
          </table:table-cell>
          <table:table-cell office:value-type="float" office:value="1500" calcext:value-type="float">
            <text:p>1500</text:p>
          </table:table-cell>
          <table:table-cell office:value-type="float" office:value="21201" calcext:value-type="float">
            <text:p>21201</text:p>
          </table:table-cell>
          <table:table-cell office:value-type="float" office:value="394402" calcext:value-type="float">
            <text:p>394402</text:p>
          </table:table-cell>
          <table:table-cell office:value-type="float" office:value="8094053" calcext:value-type="float">
            <text:p>8094053</text:p>
          </table:table-cell>
          <table:table-cell office:value-type="float" office:value="192781546" calcext:value-type="float">
            <text:p>192781546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07" calcext:value-type="float">
            <text:p>307</text:p>
          </table:table-cell>
          <table:table-cell office:value-type="float" office:value="1084" calcext:value-type="float">
            <text:p>1084</text:p>
          </table:table-cell>
          <table:table-cell office:value-type="float" office:value="21339" calcext:value-type="float">
            <text:p>21339</text:p>
          </table:table-cell>
          <table:table-cell office:value-type="float" office:value="393134" calcext:value-type="float">
            <text:p>393134</text:p>
          </table:table-cell>
          <table:table-cell office:value-type="float" office:value="7031702" calcext:value-type="float">
            <text:p>7031702</text:p>
          </table:table-cell>
          <table:table-cell office:value-type="float" office:value="192273698" calcext:value-type="float">
            <text:p>192273698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37" calcext:value-type="float">
            <text:p>437</text:p>
          </table:table-cell>
          <table:table-cell office:value-type="float" office:value="1414" calcext:value-type="float">
            <text:p>1414</text:p>
          </table:table-cell>
          <table:table-cell office:value-type="float" office:value="21266" calcext:value-type="float">
            <text:p>21266</text:p>
          </table:table-cell>
          <table:table-cell office:value-type="float" office:value="316836" calcext:value-type="float">
            <text:p>316836</text:p>
          </table:table-cell>
          <table:table-cell office:value-type="float" office:value="8094034" calcext:value-type="float">
            <text:p>8094034</text:p>
          </table:table-cell>
          <table:table-cell office:value-type="float" office:value="192196500" calcext:value-type="float">
            <text:p>19219650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35" calcext:value-type="float">
            <text:p>435</text:p>
          </table:table-cell>
          <table:table-cell office:value-type="float" office:value="1723" calcext:value-type="float">
            <text:p>1723</text:p>
          </table:table-cell>
          <table:table-cell office:value-type="float" office:value="22557" calcext:value-type="float">
            <text:p>22557</text:p>
          </table:table-cell>
          <table:table-cell office:value-type="float" office:value="376330" calcext:value-type="float">
            <text:p>376330</text:p>
          </table:table-cell>
          <table:table-cell office:value-type="float" office:value="7924939" calcext:value-type="float">
            <text:p>7924939</text:p>
          </table:table-cell>
          <table:table-cell office:value-type="float" office:value="192254957" calcext:value-type="float">
            <text:p>192254957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float" office:value="1684" calcext:value-type="float">
            <text:p>1684</text:p>
          </table:table-cell>
          <table:table-cell office:value-type="float" office:value="22505" calcext:value-type="float">
            <text:p>22505</text:p>
          </table:table-cell>
          <table:table-cell office:value-type="float" office:value="376970" calcext:value-type="float">
            <text:p>376970</text:p>
          </table:table-cell>
          <table:table-cell office:value-type="float" office:value="8004372" calcext:value-type="float">
            <text:p>8004372</text:p>
          </table:table-cell>
          <table:table-cell office:value-type="float" office:value="192199990" calcext:value-type="float">
            <text:p>192199990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  <table:table-cell office:value-type="float" office:value="1686" calcext:value-type="float">
            <text:p>1686</text:p>
          </table:table-cell>
          <table:table-cell office:value-type="float" office:value="21341" calcext:value-type="float">
            <text:p>21341</text:p>
          </table:table-cell>
          <table:table-cell office:value-type="float" office:value="374985" calcext:value-type="float">
            <text:p>374985</text:p>
          </table:table-cell>
          <table:table-cell office:value-type="float" office:value="8068531" calcext:value-type="float">
            <text:p>8068531</text:p>
          </table:table-cell>
          <table:table-cell office:value-type="float" office:value="171012450" calcext:value-type="float">
            <text:p>171012450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02" calcext:value-type="float">
            <text:p>302</text:p>
          </table:table-cell>
          <table:table-cell office:value-type="float" office:value="1405" calcext:value-type="float">
            <text:p>1405</text:p>
          </table:table-cell>
          <table:table-cell office:value-type="float" office:value="20787" calcext:value-type="float">
            <text:p>20787</text:p>
          </table:table-cell>
          <table:table-cell office:value-type="float" office:value="370894" calcext:value-type="float">
            <text:p>370894</text:p>
          </table:table-cell>
          <table:table-cell office:value-type="float" office:value="7998480" calcext:value-type="float">
            <text:p>7998480</text:p>
          </table:table-cell>
          <table:table-cell office:value-type="float" office:value="192159312" calcext:value-type="float">
            <text:p>192159312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office:value-type="float" office:value="1689" calcext:value-type="float">
            <text:p>1689</text:p>
          </table:table-cell>
          <table:table-cell office:value-type="float" office:value="21287" calcext:value-type="float">
            <text:p>21287</text:p>
          </table:table-cell>
          <table:table-cell office:value-type="float" office:value="343012" calcext:value-type="float">
            <text:p>343012</text:p>
          </table:table-cell>
          <table:table-cell office:value-type="float" office:value="8093261" calcext:value-type="float">
            <text:p>8093261</text:p>
          </table:table-cell>
          <table:table-cell office:value-type="float" office:value="192282062" calcext:value-type="float">
            <text:p>192282062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  <table:table-cell office:value-type="float" office:value="1746" calcext:value-type="float">
            <text:p>1746</text:p>
          </table:table-cell>
          <table:table-cell office:value-type="float" office:value="21319" calcext:value-type="float">
            <text:p>21319</text:p>
          </table:table-cell>
          <table:table-cell office:value-type="float" office:value="363337" calcext:value-type="float">
            <text:p>363337</text:p>
          </table:table-cell>
          <table:table-cell office:value-type="float" office:value="7989032" calcext:value-type="float">
            <text:p>7989032</text:p>
          </table:table-cell>
          <table:table-cell office:value-type="float" office:value="192171898" calcext:value-type="float">
            <text:p>192171898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1" calcext:value-type="float">
            <text:p>261</text:p>
          </table:table-cell>
          <table:table-cell office:value-type="float" office:value="1688" calcext:value-type="float">
            <text:p>1688</text:p>
          </table:table-cell>
          <table:table-cell office:value-type="float" office:value="21224" calcext:value-type="float">
            <text:p>21224</text:p>
          </table:table-cell>
          <table:table-cell office:value-type="float" office:value="317658" calcext:value-type="float">
            <text:p>317658</text:p>
          </table:table-cell>
          <table:table-cell office:value-type="float" office:value="8094416" calcext:value-type="float">
            <text:p>8094416</text:p>
          </table:table-cell>
          <table:table-cell office:value-type="float" office:value="192253606" calcext:value-type="float">
            <text:p>192253606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61" calcext:value-type="float">
            <text:p>261</text:p>
          </table:table-cell>
          <table:table-cell office:value-type="float" office:value="1346" calcext:value-type="float">
            <text:p>1346</text:p>
          </table:table-cell>
          <table:table-cell office:value-type="float" office:value="17760" calcext:value-type="float">
            <text:p>17760</text:p>
          </table:table-cell>
          <table:table-cell office:value-type="float" office:value="323640" calcext:value-type="float">
            <text:p>323640</text:p>
          </table:table-cell>
          <table:table-cell office:value-type="float" office:value="8195357" calcext:value-type="float">
            <text:p>8195357</text:p>
          </table:table-cell>
          <table:table-cell office:value-type="float" office:value="192234118" calcext:value-type="float">
            <text:p>192234118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07" calcext:value-type="float">
            <text:p>207</text:p>
          </table:table-cell>
          <table:table-cell office:value-type="float" office:value="1422" calcext:value-type="float">
            <text:p>1422</text:p>
          </table:table-cell>
          <table:table-cell office:value-type="float" office:value="21413" calcext:value-type="float">
            <text:p>21413</text:p>
          </table:table-cell>
          <table:table-cell office:value-type="float" office:value="393017" calcext:value-type="float">
            <text:p>393017</text:p>
          </table:table-cell>
          <table:table-cell office:value-type="float" office:value="8093126" calcext:value-type="float">
            <text:p>8093126</text:p>
          </table:table-cell>
          <table:table-cell office:value-type="float" office:value="171019761" calcext:value-type="float">
            <text:p>17101976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office:value-type="float" office:value="1679" calcext:value-type="float">
            <text:p>1679</text:p>
          </table:table-cell>
          <table:table-cell office:value-type="float" office:value="21393" calcext:value-type="float">
            <text:p>21393</text:p>
          </table:table-cell>
          <table:table-cell office:value-type="float" office:value="342855" calcext:value-type="float">
            <text:p>342855</text:p>
          </table:table-cell>
          <table:table-cell office:value-type="float" office:value="7832186" calcext:value-type="float">
            <text:p>7832186</text:p>
          </table:table-cell>
          <table:table-cell office:value-type="float" office:value="170976365" calcext:value-type="float">
            <text:p>170976365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25" calcext:value-type="float">
            <text:p>225</text:p>
          </table:table-cell>
          <table:table-cell office:value-type="float" office:value="1704" calcext:value-type="float">
            <text:p>1704</text:p>
          </table:table-cell>
          <table:table-cell office:value-type="float" office:value="26566" calcext:value-type="float">
            <text:p>26566</text:p>
          </table:table-cell>
          <table:table-cell office:value-type="float" office:value="370239" calcext:value-type="float">
            <text:p>370239</text:p>
          </table:table-cell>
          <table:table-cell office:value-type="float" office:value="8092880" calcext:value-type="float">
            <text:p>8092880</text:p>
          </table:table-cell>
          <table:table-cell office:value-type="float" office:value="192688689" calcext:value-type="float">
            <text:p>192688689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54" calcext:value-type="float">
            <text:p>254</text:p>
          </table:table-cell>
          <table:table-cell office:value-type="float" office:value="1461" calcext:value-type="float">
            <text:p>1461</text:p>
          </table:table-cell>
          <table:table-cell office:value-type="float" office:value="21373" calcext:value-type="float">
            <text:p>21373</text:p>
          </table:table-cell>
          <table:table-cell office:value-type="float" office:value="370022" calcext:value-type="float">
            <text:p>370022</text:p>
          </table:table-cell>
          <table:table-cell office:value-type="float" office:value="7992744" calcext:value-type="float">
            <text:p>7992744</text:p>
          </table:table-cell>
          <table:table-cell office:value-type="float" office:value="191995865" calcext:value-type="float">
            <text:p>191995865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05" calcext:value-type="float">
            <text:p>205</text:p>
          </table:table-cell>
          <table:table-cell office:value-type="float" office:value="1422" calcext:value-type="float">
            <text:p>1422</text:p>
          </table:table-cell>
          <table:table-cell office:value-type="float" office:value="20822" calcext:value-type="float">
            <text:p>20822</text:p>
          </table:table-cell>
          <table:table-cell office:value-type="float" office:value="363514" calcext:value-type="float">
            <text:p>363514</text:p>
          </table:table-cell>
          <table:table-cell office:value-type="float" office:value="7833534" calcext:value-type="float">
            <text:p>7833534</text:p>
          </table:table-cell>
          <table:table-cell office:value-type="float" office:value="192255519" calcext:value-type="float">
            <text:p>192255519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7:44:14.769381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7:46:06.908453935</dc:date>
    <meta:generator>LibreOffice/4.2.4.2$Linux_X86_64 LibreOffice_project/420m0$Build-2</meta:generator>
    <meta:editing-duration>PT2H47M5S</meta:editing-duration>
    <meta:editing-cycles>6</meta:editing-cycles>
    <meta:document-statistic meta:table-count="1" meta:cell-count="16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title svg:x="5.413cm" svg:y="0.316cm" chart:style-name="ch2">
          <text:p>Comparación De tiempos</text:p>
        </chart:title>
        <chart:legend chart:legend-position="end" svg:x="10.443cm" svg:y="3.705cm" style:legend-expansion="high" chart:style-name="ch3"/>
        <chart:plot-area chart:style-name="ch4" table:cell-range-address="Sheet1.T1:Sheet1.AH4 Sheet1.S2:Sheet1.S4" chart:data-source-has-labels="both" svg:x="1.33cm" svg:y="1.661cm" svg:width="8.475cm" svg:height="6.183cm">
          <chartooo:coordinate-region svg:x="3.618cm" svg:y="1.86cm" svg:width="6cm" svg:height="5.337cm"/>
          <chart:axis chart:dimension="x" chart:name="primary-x" chart:style-name="ch5" chartooo:axis-type="auto">
            <chartooo:date-scale/>
            <chart:title svg:x="3.089cm" svg:y="8.024cm" chart:style-name="ch6">
              <text:p>Cantidad De elementos Quimicos</text:p>
            </chart:title>
            <chart:categories table:cell-range-address="Sheet1.T1:Sheet1.AH1"/>
          </chart:axis>
          <chart:axis chart:dimension="y" chart:name="primary-y" chart:style-name="ch7">
            <chart:title svg:x="0.451cm" svg:y="5.338cm" chart:style-name="ch8">
              <text:p>Tiempo</text:p>
            </chart:title>
            <chart:grid chart:style-name="ch9" chart:class="major"/>
          </chart:axis>
          <chart:series chart:style-name="ch10" chart:values-cell-range-address="Sheet1.T2:Sheet1.AH2" chart:label-cell-address="Sheet1.S2:Sheet1.S2" chart:class="chart:line">
            <chart:data-point chart:repeated="15"/>
          </chart:series>
          <chart:series chart:style-name="ch11" chart:values-cell-range-address="Sheet1.T3:Sheet1.AH3" chart:label-cell-address="Sheet1.S3:Sheet1.S3" chart:class="chart:line">
            <chart:data-point chart:repeated="15"/>
          </chart:series>
          <chart:series chart:style-name="ch12" chart:values-cell-range-address="Sheet1.T4:Sheet1.AH4" chart:label-cell-address="Sheet1.S4:Sheet1.S4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T1:Sheet1.AH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Backtrack</text:p>
                <draw:g>
                  <svg:desc>Sheet1.S2:Sheet1.S2</svg:desc>
                </draw:g>
              </table:table-cell>
              <table:table-cell office:value-type="float" office:value="1.61538461538462">
                <text:p>1.61538461538462</text:p>
                <draw:g>
                  <svg:desc>Sheet1.T2:Sheet1.AH2</svg:desc>
                </draw:g>
              </table:table-cell>
              <table:table-cell office:value-type="float" office:value="3.76923076923077">
                <text:p>3.76923076923077</text:p>
              </table:table-cell>
              <table:table-cell office:value-type="float" office:value="14.1538461538462">
                <text:p>14.1538461538462</text:p>
              </table:table-cell>
              <table:table-cell office:value-type="float" office:value="31.9487179487179">
                <text:p>31.9487179487179</text:p>
              </table:table-cell>
              <table:table-cell office:value-type="float" office:value="134.589743589744">
                <text:p>134.589743589744</text:p>
              </table:table-cell>
              <table:table-cell office:value-type="float" office:value="545.461538461538">
                <text:p>545.461538461538</text:p>
              </table:table-cell>
              <table:table-cell office:value-type="float" office:value="1094.4358974359">
                <text:p>1094.4358974359</text:p>
              </table:table-cell>
              <table:table-cell office:value-type="float" office:value="3689.4358974359">
                <text:p>3689.4358974359</text:p>
              </table:table-cell>
              <table:table-cell office:value-type="float" office:value="18083.1538461538">
                <text:p>18083.1538461538</text:p>
              </table:table-cell>
              <table:table-cell office:value-type="float" office:value="52014.6153846154">
                <text:p>52014.6153846154</text:p>
              </table:table-cell>
              <table:table-cell office:value-type="float" office:value="163211.820512821">
                <text:p>163211.820512821</text:p>
              </table:table-cell>
              <table:table-cell office:value-type="float" office:value="624607.974358974">
                <text:p>624607.974358974</text:p>
              </table:table-cell>
              <table:table-cell office:value-type="float" office:value="4299821.66666667">
                <text:p>4299821.66666667</text:p>
              </table:table-cell>
              <table:table-cell office:value-type="float" office:value="9517430.48717949">
                <text:p>9517430.48717949</text:p>
              </table:table-cell>
              <table:table-cell office:value-type="float" office:value="58063282.948718">
                <text:p>58063282.948718</text:p>
              </table:table-cell>
            </table:table-row>
            <table:table-row>
              <table:table-cell office:value-type="string">
                <text:p>Backtrack podas Invertidas</text:p>
                <draw:g>
                  <svg:desc>Sheet1.S3:Sheet1.S3</svg:desc>
                </draw:g>
              </table:table-cell>
              <table:table-cell office:value-type="float" office:value="1.51282051282051">
                <text:p>1.51282051282051</text:p>
                <draw:g>
                  <svg:desc>Sheet1.T3:Sheet1.AH3</svg:desc>
                </draw:g>
              </table:table-cell>
              <table:table-cell office:value-type="float" office:value="5.02564102564103">
                <text:p>5.02564102564103</text:p>
              </table:table-cell>
              <table:table-cell office:value-type="float" office:value="20.1025641025641">
                <text:p>20.1025641025641</text:p>
              </table:table-cell>
              <table:table-cell office:value-type="float" office:value="55.5128205128205">
                <text:p>55.5128205128205</text:p>
              </table:table-cell>
              <table:table-cell office:value-type="float" office:value="224.333333333333">
                <text:p>224.333333333333</text:p>
              </table:table-cell>
              <table:table-cell office:value-type="float" office:value="713.230769230769">
                <text:p>713.230769230769</text:p>
              </table:table-cell>
              <table:table-cell office:value-type="float" office:value="1862.12820512821">
                <text:p>1862.12820512821</text:p>
              </table:table-cell>
              <table:table-cell office:value-type="float" office:value="6684.41025641026">
                <text:p>6684.41025641026</text:p>
              </table:table-cell>
              <table:table-cell office:value-type="float" office:value="35022.3846153846">
                <text:p>35022.3846153846</text:p>
              </table:table-cell>
              <table:table-cell office:value-type="float" office:value="108815.17948718">
                <text:p>108815.17948718</text:p>
              </table:table-cell>
              <table:table-cell office:value-type="float" office:value="338692.948717949">
                <text:p>338692.948717949</text:p>
              </table:table-cell>
              <table:table-cell office:value-type="float" office:value="2547113.35897436">
                <text:p>2547113.35897436</text:p>
              </table:table-cell>
              <table:table-cell office:value-type="float" office:value="9402006.05128205">
                <text:p>9402006.05128205</text:p>
              </table:table-cell>
              <table:table-cell office:value-type="float" office:value="22253809">
                <text:p>22253809</text:p>
              </table:table-cell>
              <table:table-cell office:value-type="float" office:value="127211491.923077">
                <text:p>127211491.923077</text:p>
              </table:table-cell>
            </table:table-row>
            <table:table-row>
              <table:table-cell office:value-type="string">
                <text:p>Fuerza Bruta</text:p>
                <draw:g>
                  <svg:desc>Sheet1.S4:Sheet1.S4</svg:desc>
                </draw:g>
              </table:table-cell>
              <table:table-cell office:value-type="float" office:value="1.43589743589744">
                <text:p>1.43589743589744</text:p>
                <draw:g>
                  <svg:desc>Sheet1.T4:Sheet1.AH4</svg:desc>
                </draw:g>
              </table:table-cell>
              <table:table-cell office:value-type="float" office:value="2.97435897435897">
                <text:p>2.97435897435897</text:p>
              </table:table-cell>
              <table:table-cell office:value-type="float" office:value="10.9230769230769">
                <text:p>10.9230769230769</text:p>
              </table:table-cell>
              <table:table-cell office:value-type="float" office:value="36.9230769230769">
                <text:p>36.9230769230769</text:p>
              </table:table-cell>
              <table:table-cell office:value-type="float" office:value="314.025641025641">
                <text:p>314.025641025641</text:p>
              </table:table-cell>
              <table:table-cell office:value-type="float" office:value="1771.79487179487">
                <text:p>1771.79487179487</text:p>
              </table:table-cell>
              <table:table-cell office:value-type="float" office:value="21210.7435897436">
                <text:p>21210.7435897436</text:p>
              </table:table-cell>
              <table:table-cell office:value-type="float" office:value="359114.076923077">
                <text:p>359114.076923077</text:p>
              </table:table-cell>
              <table:table-cell office:value-type="float" office:value="7901053.87179487">
                <text:p>7901053.87179487</text:p>
              </table:table-cell>
              <table:table-cell office:value-type="float" office:value="187550649.384615">
                <text:p>187550649.384615</text:p>
              </table:table-cell>
              <table:table-cell office:value-type="float" office:value="5023009187">
                <text:p>502300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